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1875in"/>
    </style:style>
    <style:style style:name="Table8.B" style:family="table-column">
      <style:table-column-properties style:column-width="0.625in"/>
    </style:style>
    <style:style style:name="Table8.C" style:family="table-column">
      <style:table-column-properties style:column-width="0.75in"/>
    </style:style>
    <style:style style:name="Table8.D" style:family="table-column">
      <style:table-column-properties style:column-width="4.3646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1875in"/>
    </style:style>
    <style:style style:name="Table9.B" style:family="table-column">
      <style:table-column-properties style:column-width="0.5in"/>
    </style:style>
    <style:style style:name="Table9.C" style:family="table-column">
      <style:table-column-properties style:column-width="0.6875in"/>
    </style:style>
    <style:style style:name="Table9.D" style:family="table-column">
      <style:table-column-properties style:column-width="4.5521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1875in"/>
    </style:style>
    <style:style style:name="Table10.B" style:family="table-column">
      <style:table-column-properties style:column-width="0.5in"/>
    </style:style>
    <style:style style:name="Table10.C" style:family="table-column">
      <style:table-column-properties style:column-width="0.6875in"/>
    </style:style>
    <style:style style:name="Table10.D" style:family="table-column">
      <style:table-column-properties style:column-width="4.552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5625in"/>
    </style:style>
    <style:style style:name="Table11.B" style:family="table-column">
      <style:table-column-properties style:column-width="0.5in"/>
    </style:style>
    <style:style style:name="Table11.C" style:family="table-column">
      <style:table-column-properties style:column-width="0.625in"/>
    </style:style>
    <style:style style:name="Table11.D" style:family="table-column">
      <style:table-column-properties style:column-width="4.239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26ad05"/>
    </style:style>
    <style:style style:name="P2" style:family="paragraph" style:parent-style-name="Table_20_Contents">
      <style:paragraph-properties fo:text-align="center" style:justify-single-word="false"/>
      <style:text-properties officeooo:rsid="001dccec" officeooo:paragraph-rsid="0030ddb3"/>
    </style:style>
    <style:style style:name="P3" style:family="paragraph" style:parent-style-name="Table_20_Contents">
      <style:paragraph-properties fo:text-align="center" style:justify-single-word="false"/>
      <style:text-properties officeooo:rsid="001dccec" officeooo:paragraph-rsid="001dccec"/>
    </style:style>
    <style:style style:name="P4" style:family="paragraph" style:parent-style-name="Table_20_Contents">
      <style:paragraph-properties fo:text-align="center" style:justify-single-word="false"/>
      <style:text-properties officeooo:rsid="001dccec" officeooo:paragraph-rsid="0028730f"/>
    </style:style>
    <style:style style:name="P5" style:family="paragraph" style:parent-style-name="Table_20_Contents">
      <style:paragraph-properties fo:text-align="center" style:justify-single-word="false"/>
      <style:text-properties officeooo:rsid="001dccec" officeooo:paragraph-rsid="0026ad05"/>
    </style:style>
    <style:style style:name="P6" style:family="paragraph" style:parent-style-name="Table_20_Contents">
      <style:paragraph-properties fo:text-align="center" style:justify-single-word="false"/>
      <style:text-properties officeooo:rsid="001dccec" officeooo:paragraph-rsid="00226060"/>
    </style:style>
    <style:style style:name="P7" style:family="paragraph" style:parent-style-name="Table_20_Contents">
      <style:paragraph-properties fo:text-align="center" style:justify-single-word="false"/>
      <style:text-properties officeooo:rsid="001dccec" officeooo:paragraph-rsid="0067b92e"/>
    </style:style>
    <style:style style:name="P8" style:family="paragraph" style:parent-style-name="Table_20_Contents">
      <style:paragraph-properties fo:text-align="center" style:justify-single-word="false"/>
      <style:text-properties officeooo:rsid="001dccec" officeooo:paragraph-rsid="008f375f"/>
    </style:style>
    <style:style style:name="P9" style:family="paragraph" style:parent-style-name="Table_20_Contents">
      <style:paragraph-properties fo:text-align="center" style:justify-single-word="false"/>
      <style:text-properties officeooo:rsid="001dccec" officeooo:paragraph-rsid="00921020"/>
    </style:style>
    <style:style style:name="P10" style:family="paragraph" style:parent-style-name="Table_20_Contents">
      <style:text-properties officeooo:rsid="001dccec" officeooo:paragraph-rsid="00921020"/>
    </style:style>
    <style:style style:name="P11" style:family="paragraph" style:parent-style-name="Text_20_body">
      <style:text-properties officeooo:rsid="001dccec" officeooo:paragraph-rsid="001dccec"/>
    </style:style>
    <style:style style:name="P12" style:family="paragraph" style:parent-style-name="Preformatted_20_Text">
      <style:text-properties officeooo:rsid="001dccec" officeooo:paragraph-rsid="001dccec"/>
    </style:style>
    <style:style style:name="P13" style:family="paragraph" style:parent-style-name="Table_20_Contents">
      <style:text-properties officeooo:rsid="001f919b" officeooo:paragraph-rsid="001f919b"/>
    </style:style>
    <style:style style:name="P14" style:family="paragraph" style:parent-style-name="Table_20_Contents">
      <style:text-properties officeooo:rsid="00226060" officeooo:paragraph-rsid="00226060"/>
    </style:style>
    <style:style style:name="P15" style:family="paragraph" style:parent-style-name="Table_20_Contents">
      <style:paragraph-properties fo:text-align="center" style:justify-single-word="false"/>
      <style:text-properties officeooo:rsid="00226060" officeooo:paragraph-rsid="0030ddb3"/>
    </style:style>
    <style:style style:name="P16" style:family="paragraph" style:parent-style-name="Table_20_Contents">
      <style:paragraph-properties fo:text-align="center" style:justify-single-word="false"/>
      <style:text-properties officeooo:rsid="00226060" officeooo:paragraph-rsid="0028730f"/>
    </style:style>
    <style:style style:name="P17" style:family="paragraph" style:parent-style-name="Table_20_Contents">
      <style:paragraph-properties fo:text-align="center" style:justify-single-word="false"/>
      <style:text-properties officeooo:rsid="00226060" officeooo:paragraph-rsid="00226060"/>
    </style:style>
    <style:style style:name="P18" style:family="paragraph" style:parent-style-name="Table_20_Contents">
      <style:paragraph-properties fo:text-align="center" style:justify-single-word="false"/>
      <style:text-properties officeooo:rsid="00226060" officeooo:paragraph-rsid="0067b92e"/>
    </style:style>
    <style:style style:name="P19" style:family="paragraph" style:parent-style-name="Table_20_Contents">
      <style:paragraph-properties fo:text-align="center" style:justify-single-word="false"/>
      <style:text-properties officeooo:rsid="00226060" officeooo:paragraph-rsid="008f375f"/>
    </style:style>
    <style:style style:name="P20" style:family="paragraph" style:parent-style-name="Table_20_Contents">
      <style:text-properties officeooo:rsid="0026ad05" officeooo:paragraph-rsid="0026ad05"/>
    </style:style>
    <style:style style:name="P21" style:family="paragraph" style:parent-style-name="Table_20_Contents">
      <style:paragraph-properties fo:text-align="center" style:justify-single-word="false"/>
      <style:text-properties officeooo:rsid="0026ad05" officeooo:paragraph-rsid="0026ad05"/>
    </style:style>
    <style:style style:name="P22" style:family="paragraph" style:parent-style-name="Table_20_Contents">
      <style:paragraph-properties fo:text-align="center" style:justify-single-word="false"/>
      <style:text-properties officeooo:rsid="0027eec7" officeooo:paragraph-rsid="0027eec7"/>
    </style:style>
    <style:style style:name="P23" style:family="paragraph" style:parent-style-name="Table_20_Contents">
      <style:paragraph-properties fo:text-align="center" style:justify-single-word="false"/>
      <style:text-properties officeooo:rsid="0028730f" officeooo:paragraph-rsid="0028730f"/>
    </style:style>
    <style:style style:name="P24" style:family="paragraph" style:parent-style-name="Table_20_Contents">
      <style:text-properties officeooo:rsid="002af211" officeooo:paragraph-rsid="002af211"/>
    </style:style>
    <style:style style:name="P25" style:family="paragraph" style:parent-style-name="Text_20_body">
      <style:text-properties officeooo:rsid="002af211" officeooo:paragraph-rsid="002af211"/>
    </style:style>
    <style:style style:name="P26" style:family="paragraph" style:parent-style-name="Table_20_Contents">
      <style:paragraph-properties fo:text-align="center" style:justify-single-word="false"/>
      <style:text-properties officeooo:rsid="002af211" officeooo:paragraph-rsid="0030ddb3"/>
    </style:style>
    <style:style style:name="P27" style:family="paragraph" style:parent-style-name="Table_20_Contents">
      <style:paragraph-properties fo:text-align="center" style:justify-single-word="false"/>
      <style:text-properties officeooo:rsid="002af211" officeooo:paragraph-rsid="002af211"/>
    </style:style>
    <style:style style:name="P28" style:family="paragraph" style:parent-style-name="Table_20_Contents">
      <style:paragraph-properties fo:text-align="center" style:justify-single-word="false"/>
      <style:text-properties officeooo:rsid="002af211" officeooo:paragraph-rsid="0067b92e"/>
    </style:style>
    <style:style style:name="P29" style:family="paragraph" style:parent-style-name="Table_20_Contents">
      <style:paragraph-properties fo:text-align="center" style:justify-single-word="false"/>
      <style:text-properties officeooo:rsid="002af211" officeooo:paragraph-rsid="008f375f"/>
    </style:style>
    <style:style style:name="P30" style:family="paragraph" style:parent-style-name="Table_20_Contents">
      <style:text-properties officeooo:rsid="0030ddb3" officeooo:paragraph-rsid="0030ddb3"/>
    </style:style>
    <style:style style:name="P31" style:family="paragraph" style:parent-style-name="Text_20_body">
      <style:text-properties officeooo:rsid="0030ddb3" officeooo:paragraph-rsid="0030ddb3"/>
    </style:style>
    <style:style style:name="P32" style:family="paragraph" style:parent-style-name="Table_20_Contents">
      <style:paragraph-properties fo:text-align="center" style:justify-single-word="false"/>
      <style:text-properties officeooo:rsid="0030ddb3" officeooo:paragraph-rsid="0030ddb3"/>
    </style:style>
    <style:style style:name="P33" style:family="paragraph" style:parent-style-name="Table_20_Contents">
      <style:paragraph-properties fo:text-align="center" style:justify-single-word="false"/>
      <style:text-properties officeooo:rsid="00399d76" officeooo:paragraph-rsid="00399d76"/>
    </style:style>
    <style:style style:name="P34" style:family="paragraph" style:parent-style-name="Table_20_Contents">
      <style:paragraph-properties fo:text-align="center" style:justify-single-word="false"/>
      <style:text-properties officeooo:rsid="00399d76" officeooo:paragraph-rsid="009a8330"/>
    </style:style>
    <style:style style:name="P35" style:family="paragraph" style:parent-style-name="Text_20_body">
      <style:text-properties officeooo:rsid="00399d76" officeooo:paragraph-rsid="00399d76"/>
    </style:style>
    <style:style style:name="P36" style:family="paragraph" style:parent-style-name="Table_20_Contents">
      <style:paragraph-properties fo:text-align="center" style:justify-single-word="false"/>
      <style:text-properties officeooo:rsid="0043a695" officeooo:paragraph-rsid="0043a695"/>
    </style:style>
    <style:style style:name="P37" style:family="paragraph" style:parent-style-name="Table_20_Contents">
      <style:paragraph-properties fo:text-align="center" style:justify-single-word="false"/>
      <style:text-properties officeooo:rsid="0043a695" officeooo:paragraph-rsid="00692b29"/>
    </style:style>
    <style:style style:name="P38" style:family="paragraph" style:parent-style-name="Table_20_Contents">
      <style:text-properties officeooo:rsid="0043a695" officeooo:paragraph-rsid="0043a695"/>
    </style:style>
    <style:style style:name="P39" style:family="paragraph" style:parent-style-name="Table_20_Contents">
      <style:paragraph-properties fo:text-align="center" style:justify-single-word="false"/>
      <style:text-properties officeooo:rsid="0051ea79" officeooo:paragraph-rsid="0051ea79"/>
    </style:style>
    <style:style style:name="P40" style:family="paragraph" style:parent-style-name="Table_20_Contents">
      <style:text-properties officeooo:rsid="0051ea79" officeooo:paragraph-rsid="0051ea79"/>
    </style:style>
    <style:style style:name="P41" style:family="paragraph" style:parent-style-name="Table_20_Contents">
      <style:paragraph-properties fo:text-align="center" style:justify-single-word="false"/>
      <style:text-properties officeooo:rsid="0055ef91" officeooo:paragraph-rsid="0055ef91"/>
    </style:style>
    <style:style style:name="P42" style:family="paragraph" style:parent-style-name="Table_20_Contents">
      <style:text-properties officeooo:rsid="0055ef91" officeooo:paragraph-rsid="0055ef91"/>
    </style:style>
    <style:style style:name="P43" style:family="paragraph" style:parent-style-name="Table_20_Contents">
      <style:paragraph-properties fo:text-align="center" style:justify-single-word="false"/>
      <style:text-properties officeooo:rsid="0058211c" officeooo:paragraph-rsid="0058211c"/>
    </style:style>
    <style:style style:name="P44" style:family="paragraph" style:parent-style-name="Table_20_Contents">
      <style:paragraph-properties fo:text-align="center" style:justify-single-word="false"/>
      <style:text-properties officeooo:rsid="00596d68" officeooo:paragraph-rsid="00596d68"/>
    </style:style>
    <style:style style:name="P45" style:family="paragraph" style:parent-style-name="Table_20_Contents">
      <style:text-properties officeooo:paragraph-rsid="00596d68"/>
    </style:style>
    <style:style style:name="P46" style:family="paragraph" style:parent-style-name="Table_20_Contents">
      <style:paragraph-properties fo:text-align="center" style:justify-single-word="false"/>
      <style:text-properties officeooo:rsid="00613288" officeooo:paragraph-rsid="00613288"/>
    </style:style>
    <style:style style:name="P47" style:family="paragraph" style:parent-style-name="Table_20_Contents">
      <style:text-properties officeooo:paragraph-rsid="00613288"/>
    </style:style>
    <style:style style:name="P48" style:family="paragraph" style:parent-style-name="Table_20_Contents">
      <style:paragraph-properties fo:text-align="center" style:justify-single-word="false"/>
      <style:text-properties officeooo:rsid="0063c6fa" officeooo:paragraph-rsid="0063c6fa"/>
    </style:style>
    <style:style style:name="P49" style:family="paragraph" style:parent-style-name="Table_20_Contents">
      <style:text-properties officeooo:rsid="0063c6fa" officeooo:paragraph-rsid="0063c6fa"/>
    </style:style>
    <style:style style:name="P50" style:family="paragraph" style:parent-style-name="Table_20_Contents">
      <style:paragraph-properties fo:text-align="center" style:justify-single-word="false"/>
      <style:text-properties officeooo:rsid="0067b92e" officeooo:paragraph-rsid="0067b92e"/>
    </style:style>
    <style:style style:name="P51" style:family="paragraph" style:parent-style-name="Table_20_Contents">
      <style:paragraph-properties fo:text-align="center" style:justify-single-word="false"/>
      <style:text-properties officeooo:rsid="0067b92e" officeooo:paragraph-rsid="008f375f"/>
    </style:style>
    <style:style style:name="P52" style:family="paragraph" style:parent-style-name="Table_20_Contents">
      <style:text-properties officeooo:rsid="0067b92e" officeooo:paragraph-rsid="0067b92e"/>
    </style:style>
    <style:style style:name="P53" style:family="paragraph" style:parent-style-name="Text_20_body">
      <style:text-properties officeooo:rsid="0067b92e" officeooo:paragraph-rsid="0067b92e"/>
    </style:style>
    <style:style style:name="P54" style:family="paragraph" style:parent-style-name="Table_20_Contents">
      <style:paragraph-properties fo:text-align="center" style:justify-single-word="false"/>
      <style:text-properties officeooo:rsid="00692b29" officeooo:paragraph-rsid="00692b29"/>
    </style:style>
    <style:style style:name="P55" style:family="paragraph" style:parent-style-name="Table_20_Contents">
      <style:text-properties officeooo:rsid="00692b29" officeooo:paragraph-rsid="00692b29"/>
    </style:style>
    <style:style style:name="P56" style:family="paragraph" style:parent-style-name="Table_20_Contents">
      <style:paragraph-properties fo:text-align="center" style:justify-single-word="false"/>
      <style:text-properties officeooo:rsid="006a2a97" officeooo:paragraph-rsid="006a2a97"/>
    </style:style>
    <style:style style:name="P57" style:family="paragraph" style:parent-style-name="Table_20_Contents">
      <style:text-properties officeooo:rsid="006b3cb0" officeooo:paragraph-rsid="006b3cb0"/>
    </style:style>
    <style:style style:name="P58" style:family="paragraph" style:parent-style-name="Table_20_Contents">
      <style:paragraph-properties fo:text-align="center" style:justify-single-word="false"/>
      <style:text-properties officeooo:rsid="006b3cb0" officeooo:paragraph-rsid="006b3cb0"/>
    </style:style>
    <style:style style:name="P59" style:family="paragraph" style:parent-style-name="Table_20_Contents">
      <style:paragraph-properties fo:text-align="center" style:justify-single-word="false"/>
      <style:text-properties officeooo:rsid="006b3cb0" officeooo:paragraph-rsid="00921020"/>
    </style:style>
    <style:style style:name="P60" style:family="paragraph" style:parent-style-name="Table_20_Contents">
      <style:paragraph-properties fo:text-align="center" style:justify-single-word="false"/>
      <style:text-properties officeooo:rsid="006b3cb0" officeooo:paragraph-rsid="009a8330"/>
    </style:style>
    <style:style style:name="P61" style:family="paragraph" style:parent-style-name="Table_20_Contents">
      <style:paragraph-properties fo:text-align="center" style:justify-single-word="false"/>
      <style:text-properties officeooo:rsid="006f4ac2" officeooo:paragraph-rsid="006f4ac2"/>
    </style:style>
    <style:style style:name="P62" style:family="paragraph" style:parent-style-name="Table_20_Contents">
      <style:text-properties officeooo:rsid="006f4ac2" officeooo:paragraph-rsid="006f4ac2"/>
    </style:style>
    <style:style style:name="P63" style:family="paragraph" style:parent-style-name="Table_20_Contents">
      <style:paragraph-properties fo:text-align="center" style:justify-single-word="false"/>
      <style:text-properties officeooo:rsid="006fad5c" officeooo:paragraph-rsid="006fad5c"/>
    </style:style>
    <style:style style:name="P64" style:family="paragraph" style:parent-style-name="Table_20_Contents">
      <style:text-properties officeooo:rsid="006fad5c" officeooo:paragraph-rsid="006fad5c"/>
    </style:style>
    <style:style style:name="P65" style:family="paragraph" style:parent-style-name="Table_20_Contents">
      <style:paragraph-properties fo:text-align="center" style:justify-single-word="false"/>
      <style:text-properties officeooo:rsid="00725193" officeooo:paragraph-rsid="00725193"/>
    </style:style>
    <style:style style:name="P66" style:family="paragraph" style:parent-style-name="Table_20_Contents">
      <style:text-properties officeooo:rsid="00725193" officeooo:paragraph-rsid="00725193"/>
    </style:style>
    <style:style style:name="P67" style:family="paragraph" style:parent-style-name="Table_20_Contents">
      <style:text-properties officeooo:paragraph-rsid="00226060"/>
    </style:style>
    <style:style style:name="P68" style:family="paragraph" style:parent-style-name="Table_20_Contents">
      <style:paragraph-properties fo:text-align="center" style:justify-single-word="false"/>
      <style:text-properties officeooo:rsid="008f375f" officeooo:paragraph-rsid="008f375f"/>
    </style:style>
    <style:style style:name="P69" style:family="paragraph" style:parent-style-name="Standard">
      <style:text-properties officeooo:rsid="008f375f" officeooo:paragraph-rsid="008f375f"/>
    </style:style>
    <style:style style:name="P70" style:family="paragraph" style:parent-style-name="Preformatted_20_Text">
      <style:text-properties officeooo:rsid="008f375f" officeooo:paragraph-rsid="008f375f"/>
    </style:style>
    <style:style style:name="P71" style:family="paragraph" style:parent-style-name="Preformatted_20_Text">
      <style:text-properties officeooo:rsid="008f375f" officeooo:paragraph-rsid="008fa077"/>
    </style:style>
    <style:style style:name="P72" style:family="paragraph" style:parent-style-name="Table_20_Contents">
      <style:paragraph-properties fo:text-align="center" style:justify-single-word="false"/>
      <style:text-properties officeooo:paragraph-rsid="008f375f"/>
    </style:style>
    <style:style style:name="P73" style:family="paragraph" style:parent-style-name="Standard">
      <style:paragraph-properties fo:text-align="center" style:justify-single-word="false"/>
    </style:style>
    <style:style style:name="P74" style:family="paragraph" style:parent-style-name="Standard">
      <style:paragraph-properties fo:text-align="center" style:justify-single-word="false"/>
      <style:text-properties officeooo:paragraph-rsid="00613288"/>
    </style:style>
    <style:style style:name="P75" style:family="paragraph" style:parent-style-name="Table_20_Contents">
      <style:text-properties officeooo:paragraph-rsid="008f375f"/>
    </style:style>
    <style:style style:name="P76" style:family="paragraph" style:parent-style-name="Standard">
      <style:text-properties officeooo:paragraph-rsid="008f375f"/>
    </style:style>
    <style:style style:name="P77" style:family="paragraph" style:parent-style-name="Table_20_Contents">
      <style:paragraph-properties fo:text-align="center" style:justify-single-word="false"/>
      <style:text-properties officeooo:rsid="00921020" officeooo:paragraph-rsid="00921020"/>
    </style:style>
    <style:style style:name="P78" style:family="paragraph" style:parent-style-name="Table_20_Contents">
      <style:text-properties officeooo:rsid="00921020" officeooo:paragraph-rsid="00921020"/>
    </style:style>
    <style:style style:name="P79" style:family="paragraph" style:parent-style-name="Table_20_Contents">
      <style:paragraph-properties fo:text-align="center" style:justify-single-word="false"/>
      <style:text-properties officeooo:rsid="0094e961" officeooo:paragraph-rsid="0094e961"/>
    </style:style>
    <style:style style:name="P80" style:family="paragraph" style:parent-style-name="Table_20_Contents">
      <style:text-properties officeooo:rsid="0094e961" officeooo:paragraph-rsid="0094e961"/>
    </style:style>
    <style:style style:name="P81" style:family="paragraph" style:parent-style-name="Table_20_Contents">
      <style:paragraph-properties fo:text-align="center" style:justify-single-word="false"/>
      <style:text-properties officeooo:rsid="00966b72" officeooo:paragraph-rsid="00966b72"/>
    </style:style>
    <style:style style:name="P82" style:family="paragraph" style:parent-style-name="Table_20_Contents">
      <style:text-properties officeooo:rsid="00966b72" officeooo:paragraph-rsid="00966b72"/>
    </style:style>
    <style:style style:name="P83" style:family="paragraph" style:parent-style-name="Table_20_Contents">
      <style:paragraph-properties fo:text-align="center" style:justify-single-word="false"/>
      <style:text-properties officeooo:rsid="009a8330" officeooo:paragraph-rsid="009a8330"/>
    </style:style>
    <style:style style:name="P84" style:family="paragraph" style:parent-style-name="Table_20_Contents">
      <style:paragraph-properties fo:text-align="center" style:justify-single-word="false"/>
      <style:text-properties officeooo:rsid="009cf1e9" officeooo:paragraph-rsid="009cf1e9"/>
    </style:style>
    <style:style style:name="P85" style:family="paragraph" style:parent-style-name="Table_20_Contents">
      <style:text-properties officeooo:rsid="009cf1e9" officeooo:paragraph-rsid="009cf1e9"/>
    </style:style>
    <style:style style:name="P86" style:family="paragraph" style:parent-style-name="Preformatted_20_Text">
      <style:text-properties officeooo:rsid="009cf1e9" officeooo:paragraph-rsid="009cf1e9"/>
    </style:style>
    <style:style style:name="P87" style:family="paragraph" style:parent-style-name="Table_20_Contents">
      <style:text-properties officeooo:paragraph-rsid="00399d76"/>
    </style:style>
    <style:style style:name="P88" style:family="paragraph" style:parent-style-name="Table_20_Contents">
      <style:paragraph-properties fo:text-align="center" style:justify-single-word="false"/>
      <style:text-properties fo:font-weight="bold" officeooo:rsid="001dccec" officeooo:paragraph-rsid="00399d76" style:font-weight-asian="bold" style:font-weight-complex="bold"/>
    </style:style>
    <style:style style:name="P89" style:family="paragraph" style:parent-style-name="Table_20_Contents">
      <style:paragraph-properties fo:text-align="center" style:justify-single-word="false"/>
      <style:text-properties fo:font-weight="bold" officeooo:rsid="001dccec" officeooo:paragraph-rsid="009a8330" style:font-weight-asian="bold" style:font-weight-complex="bold"/>
    </style:style>
    <style:style style:name="P90" style:family="paragraph" style:parent-style-name="Table_20_Contents">
      <style:paragraph-properties fo:text-align="center" style:justify-single-word="false"/>
      <style:text-properties fo:font-weight="bold" officeooo:rsid="001dccec" officeooo:paragraph-rsid="001dccec" style:font-weight-asian="bold" style:font-weight-complex="bold"/>
    </style:style>
    <style:style style:name="P91" style:family="paragraph" style:parent-style-name="Table_20_Contents">
      <style:paragraph-properties fo:text-align="center" style:justify-single-word="false"/>
      <style:text-properties fo:font-weight="bold" officeooo:rsid="001dccec" officeooo:paragraph-rsid="00ac4b59" style:font-weight-asian="bold" style:font-weight-complex="bold"/>
    </style:style>
    <style:style style:name="P92" style:family="paragraph" style:parent-style-name="Table_20_Contents">
      <style:text-properties fo:font-weight="bold" officeooo:rsid="001dccec" officeooo:paragraph-rsid="001dccec" style:font-weight-asian="bold" style:font-weight-complex="bold"/>
    </style:style>
    <style:style style:name="P93" style:family="paragraph" style:parent-style-name="Table_20_Contents">
      <style:text-properties fo:font-weight="bold" officeooo:rsid="001dccec" officeooo:paragraph-rsid="00ac4b59" style:font-weight-asian="bold" style:font-weight-complex="bold"/>
    </style:style>
    <style:style style:name="P94" style:family="paragraph" style:parent-style-name="Table_20_Contents">
      <style:text-properties officeooo:rsid="009ede87" officeooo:paragraph-rsid="009ede87"/>
    </style:style>
    <style:style style:name="P95" style:family="paragraph" style:parent-style-name="Table_20_Contents">
      <style:paragraph-properties fo:text-align="center" style:justify-single-word="false"/>
      <style:text-properties officeooo:rsid="00a023c6" officeooo:paragraph-rsid="00a023c6"/>
    </style:style>
    <style:style style:name="P96" style:family="paragraph" style:parent-style-name="Table_20_Contents">
      <style:text-properties officeooo:rsid="00a023c6" officeooo:paragraph-rsid="00a023c6"/>
    </style:style>
    <style:style style:name="P97" style:family="paragraph" style:parent-style-name="Table_20_Contents">
      <style:paragraph-properties fo:text-align="center" style:justify-single-word="false"/>
      <style:text-properties officeooo:rsid="00a8b716" officeooo:paragraph-rsid="00a8b716"/>
    </style:style>
    <style:style style:name="P98" style:family="paragraph" style:parent-style-name="Text_20_body">
      <style:text-properties officeooo:rsid="00a8b716" officeooo:paragraph-rsid="00a8b716"/>
    </style:style>
    <style:style style:name="P99" style:family="paragraph" style:parent-style-name="Standard">
      <style:text-properties officeooo:rsid="0018d6b2" officeooo:paragraph-rsid="0018d6b2"/>
    </style:style>
    <style:style style:name="P100" style:family="paragraph" style:parent-style-name="Text_20_body">
      <style:text-properties officeooo:rsid="0018d6b2" officeooo:paragraph-rsid="0018d6b2"/>
    </style:style>
    <style:style style:name="P101" style:family="paragraph" style:parent-style-name="Standard">
      <loext:graphic-properties draw:fill="solid" draw:fill-color="#ffffff" draw:opacity="100%"/>
      <style:paragraph-properties fo:background-color="#ffffff"/>
      <style:text-properties officeooo:paragraph-rsid="001dccec"/>
    </style:style>
    <style:style style:name="P102" style:family="paragraph" style:parent-style-name="Text_20_body">
      <style:text-properties officeooo:paragraph-rsid="001dccec"/>
    </style:style>
    <style:style style:name="P103" style:family="paragraph" style:parent-style-name="Standard">
      <loext:graphic-properties draw:fill="solid" draw:fill-color="#ffffff" draw:opacity="100%"/>
      <style:paragraph-properties fo:background-color="#ffffff"/>
      <style:text-properties officeooo:rsid="003b5111" officeooo:paragraph-rsid="003b5111"/>
    </style:style>
    <style:style style:name="P104" style:family="paragraph" style:parent-style-name="Text_20_body">
      <style:text-properties officeooo:rsid="003b5111" officeooo:paragraph-rsid="003b5111"/>
    </style:style>
    <style:style style:name="P105" style:family="paragraph" style:parent-style-name="Standard">
      <loext:graphic-properties draw:fill="solid" draw:fill-color="#ffffff" draw:opacity="100%"/>
      <style:paragraph-properties fo:background-color="#ffffff"/>
      <style:text-properties fo:color="#000000" loext:opacity="100%" style:font-name="Liberation Mono" fo:font-size="9pt" officeooo:paragraph-rsid="0026ad05"/>
    </style:style>
    <style:style style:name="P106" style:family="paragraph" style:parent-style-name="Preformatted_20_Text">
      <loext:graphic-properties draw:fill="solid" draw:fill-color="#ffffff" draw:opacity="100%"/>
      <style:paragraph-properties fo:background-color="#ffffff"/>
      <style:text-properties fo:color="#000000" loext:opacity="100%" style:font-name="Liberation Mono" fo:font-size="9pt" officeooo:rsid="00399d76" officeooo:paragraph-rsid="00399d76"/>
    </style:style>
    <style:style style:name="P107" style:family="paragraph" style:parent-style-name="Preformatted_20_Text">
      <loext:graphic-properties draw:fill="solid" draw:fill-color="#ffffff" draw:opacity="100%"/>
      <style:paragraph-properties fo:background-color="#ffffff"/>
      <style:text-properties fo:color="#000000" loext:opacity="100%" officeooo:paragraph-rsid="0027eec7"/>
    </style:style>
    <style:style style:name="P108" style:family="paragraph" style:parent-style-name="Standard">
      <style:text-properties fo:font-style="italic" officeooo:rsid="006b3cb0" style:font-style-asian="italic" style:font-style-complex="italic"/>
    </style:style>
    <style:style style:name="P109" style:family="paragraph" style:parent-style-name="Standard">
      <style:text-properties officeooo:paragraph-rsid="009a8330"/>
    </style:style>
    <style:style style:name="P110" style:family="paragraph" style:parent-style-name="Text_20_body">
      <style:text-properties officeooo:paragraph-rsid="009a8330"/>
    </style:style>
    <style:style style:name="P111" style:family="paragraph" style:parent-style-name="Standard">
      <style:text-properties officeooo:paragraph-rsid="00a8b716"/>
    </style:style>
    <style:style style:name="P112" style:family="paragraph" style:parent-style-name="Text_20_body">
      <style:text-properties officeooo:paragraph-rsid="0018d6b2"/>
    </style:style>
    <style:style style:name="P113" style:family="paragraph" style:parent-style-name="Preformatted_20_Text">
      <style:text-properties officeooo:paragraph-rsid="0018d6b2"/>
    </style:style>
    <style:style style:name="P114" style:family="paragraph" style:parent-style-name="Text_20_body">
      <style:text-properties officeooo:rsid="001a3cf7" officeooo:paragraph-rsid="001a3cf7"/>
    </style:style>
    <style:style style:name="P115" style:family="paragraph" style:parent-style-name="Text_20_body">
      <style:text-properties officeooo:rsid="001c2fdc" officeooo:paragraph-rsid="001c2fdc"/>
    </style:style>
    <style:style style:name="P116" style:family="paragraph" style:parent-style-name="Text_20_body">
      <style:text-properties officeooo:rsid="0027f2da" officeooo:paragraph-rsid="0027f2da"/>
    </style:style>
    <style:style style:name="P117" style:family="paragraph" style:parent-style-name="Text_20_body">
      <style:text-properties officeooo:paragraph-rsid="0028730f"/>
    </style:style>
    <style:style style:name="P118" style:family="paragraph" style:parent-style-name="Text_20_body">
      <style:text-properties officeooo:rsid="002a7199" officeooo:paragraph-rsid="002a7199"/>
    </style:style>
    <style:style style:name="P119" style:family="paragraph" style:parent-style-name="Text_20_body">
      <style:text-properties officeooo:paragraph-rsid="002a7199"/>
    </style:style>
    <style:style style:name="P120" style:family="paragraph" style:parent-style-name="Text_20_body">
      <style:text-properties officeooo:rsid="002c93f9" officeooo:paragraph-rsid="002c93f9"/>
    </style:style>
    <style:style style:name="P121" style:family="paragraph" style:parent-style-name="Text_20_body">
      <style:text-properties officeooo:rsid="002d9cf7" officeooo:paragraph-rsid="002d9cf7"/>
    </style:style>
    <style:style style:name="P122" style:family="paragraph" style:parent-style-name="Text_20_body">
      <style:text-properties officeooo:rsid="002fc9f9" officeooo:paragraph-rsid="002fc9f9"/>
    </style:style>
    <style:style style:name="P123" style:family="paragraph" style:parent-style-name="Text_20_body">
      <style:text-properties officeooo:rsid="00332932" officeooo:paragraph-rsid="00332932"/>
    </style:style>
    <style:style style:name="P124" style:family="paragraph" style:parent-style-name="Text_20_body">
      <style:text-properties officeooo:rsid="003ba28f" officeooo:paragraph-rsid="003ba28f"/>
    </style:style>
    <style:style style:name="P125" style:family="paragraph" style:parent-style-name="Preformatted_20_Text">
      <style:text-properties officeooo:rsid="003ba28f" officeooo:paragraph-rsid="003ba28f"/>
    </style:style>
    <style:style style:name="P126" style:family="paragraph" style:parent-style-name="Text_20_body">
      <style:text-properties officeooo:rsid="003c3116" officeooo:paragraph-rsid="003c3116"/>
    </style:style>
    <style:style style:name="P127" style:family="paragraph" style:parent-style-name="Text_20_body">
      <style:text-properties style:font-name="Liberation Sans" fo:font-size="16pt" fo:font-weight="bold" style:font-size-asian="16pt" style:font-weight-asian="bold" style:font-size-complex="16pt" style:font-weight-complex="bold"/>
    </style:style>
    <style:style style:name="P128" style:family="paragraph" style:parent-style-name="Text_20_body">
      <style:text-properties officeooo:rsid="003d3e8a" officeooo:paragraph-rsid="003d3e8a"/>
    </style:style>
    <style:style style:name="P129" style:family="paragraph" style:parent-style-name="Text_20_body">
      <style:text-properties officeooo:rsid="004043ee" officeooo:paragraph-rsid="004043ee"/>
    </style:style>
    <style:style style:name="P130" style:family="paragraph" style:parent-style-name="Text_20_body">
      <style:text-properties officeooo:rsid="00434288" officeooo:paragraph-rsid="00434288"/>
    </style:style>
    <style:style style:name="P131" style:family="paragraph" style:parent-style-name="Text_20_body">
      <style:text-properties fo:font-style="normal" officeooo:rsid="0018d6b2" officeooo:paragraph-rsid="0018d6b2" style:font-style-asian="normal" style:font-style-complex="normal"/>
    </style:style>
    <style:style style:name="P132" style:family="paragraph" style:parent-style-name="Text_20_body">
      <style:text-properties fo:font-style="normal" officeooo:rsid="001a3cf7" officeooo:paragraph-rsid="001a3cf7" style:font-style-asian="normal" style:font-style-complex="normal"/>
    </style:style>
    <style:style style:name="P133" style:family="paragraph" style:parent-style-name="Preformatted_20_Text">
      <style:text-properties fo:font-style="normal" officeooo:rsid="001a3cf7" officeooo:paragraph-rsid="001a3cf7" style:font-style-asian="normal" style:font-style-complex="normal"/>
    </style:style>
    <style:style style:name="P134" style:family="paragraph" style:parent-style-name="Preformatted_20_Text">
      <style:text-properties fo:font-style="normal" officeooo:rsid="003ba28f" officeooo:paragraph-rsid="003ba28f" style:font-style-asian="normal" style:font-style-complex="normal"/>
    </style:style>
    <style:style style:name="P135"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136" style:family="paragraph" style:parent-style-name="Text_20_body">
      <style:text-properties officeooo:rsid="0023f80a" officeooo:paragraph-rsid="0023f80a"/>
    </style:style>
    <style:style style:name="P137" style:family="paragraph" style:parent-style-name="Text_20_body">
      <style:text-properties officeooo:rsid="006d3660" officeooo:paragraph-rsid="006e280e"/>
    </style:style>
    <style:style style:name="P138" style:family="paragraph" style:parent-style-name="Preformatted_20_Text">
      <style:text-properties officeooo:rsid="006d3660" officeooo:paragraph-rsid="006e280e"/>
    </style:style>
    <style:style style:name="P139" style:family="paragraph" style:parent-style-name="Text_20_body">
      <style:text-properties officeooo:rsid="0071cc84" officeooo:paragraph-rsid="0071cc84"/>
    </style:style>
    <style:style style:name="P140" style:family="paragraph" style:parent-style-name="Text_20_body">
      <style:text-properties officeooo:paragraph-rsid="0067b92e"/>
    </style:style>
    <style:style style:name="P141" style:family="paragraph" style:parent-style-name="Preformatted_20_Text">
      <style:text-properties officeooo:paragraph-rsid="0067b92e"/>
    </style:style>
    <style:style style:name="P142" style:family="paragraph" style:parent-style-name="Heading">
      <style:text-properties officeooo:paragraph-rsid="0067b92e"/>
    </style:style>
    <style:style style:name="P143" style:family="paragraph" style:parent-style-name="Text_20_body">
      <style:text-properties officeooo:paragraph-rsid="003d3e8a"/>
    </style:style>
    <style:style style:name="P144" style:family="paragraph" style:parent-style-name="Text_20_body">
      <style:text-properties officeooo:paragraph-rsid="00921020"/>
    </style:style>
    <style:style style:name="P145" style:family="paragraph" style:parent-style-name="Text_20_body">
      <style:text-properties officeooo:rsid="009bcf25" officeooo:paragraph-rsid="009bcf25"/>
    </style:style>
    <style:style style:name="P146" style:family="paragraph" style:parent-style-name="Preformatted_20_Text">
      <style:text-properties officeooo:paragraph-rsid="001a3cf7"/>
    </style:style>
    <style:style style:name="P147" style:family="paragraph" style:parent-style-name="Preformatted_20_Text">
      <loext:graphic-properties draw:fill="solid" draw:fill-color="#ffffff" draw:opacity="100%"/>
      <style:paragraph-properties fo:background-color="#ffffff"/>
      <style:text-properties style:font-name="Liberation Mono" fo:font-size="9pt" officeooo:paragraph-rsid="00226060"/>
    </style:style>
    <style:style style:name="P148" style:family="paragraph" style:parent-style-name="Preformatted_20_Text">
      <style:text-properties officeooo:paragraph-rsid="0071cc84"/>
    </style:style>
    <style:style style:name="P149" style:family="paragraph" style:parent-style-name="Preformatted_20_Text">
      <style:text-properties officeooo:paragraph-rsid="00725193"/>
    </style:style>
    <style:style style:name="P150" style:family="paragraph" style:parent-style-name="Preformatted_20_Text">
      <style:text-properties officeooo:paragraph-rsid="009cf1e9"/>
    </style:style>
    <style:style style:name="P151" style:family="paragraph" style:parent-style-name="Preformatted_20_Text">
      <style:text-properties officeooo:paragraph-rsid="009ede87"/>
    </style:style>
    <style:style style:name="P152" style:family="paragraph" style:parent-style-name="Standard">
      <style:text-properties officeooo:rsid="00ae1b9c" officeooo:paragraph-rsid="00ae1b9c"/>
    </style:style>
    <style:style style:name="P153" style:family="paragraph" style:parent-style-name="Table_20_Contents">
      <style:text-properties officeooo:rsid="00ac4b59" officeooo:paragraph-rsid="00ac4b59"/>
    </style:style>
    <style:style style:name="P154" style:family="paragraph" style:parent-style-name="Text_20_body">
      <style:text-properties officeooo:rsid="00ac4b59" officeooo:paragraph-rsid="00ac4b59"/>
    </style:style>
    <style:style style:name="P155" style:family="paragraph" style:parent-style-name="Table_20_Contents">
      <style:paragraph-properties fo:text-align="center" style:justify-single-word="false"/>
      <style:text-properties officeooo:rsid="00ac4b59" officeooo:paragraph-rsid="00ac4b59"/>
    </style:style>
    <style:style style:name="P156" style:family="paragraph" style:parent-style-name="Table_20_Contents">
      <style:text-properties officeooo:paragraph-rsid="00ac4b59"/>
    </style:style>
    <style:style style:name="P157" style:family="paragraph" style:parent-style-name="Heading_20_1">
      <style:text-properties officeooo:rsid="003b5111" officeooo:paragraph-rsid="003b5111"/>
    </style:style>
    <style:style style:name="P158" style:family="paragraph" style:parent-style-name="Heading_20_1">
      <style:text-properties officeooo:rsid="0071cc84" officeooo:paragraph-rsid="0071cc84"/>
    </style:style>
    <style:style style:name="P159" style:family="paragraph" style:parent-style-name="Heading_20_1">
      <style:text-properties officeooo:rsid="001dccec" officeooo:paragraph-rsid="001dccec"/>
    </style:style>
    <style:style style:name="P160" style:family="paragraph" style:parent-style-name="Heading_20_1">
      <style:text-properties officeooo:rsid="003c3116" officeooo:paragraph-rsid="003c3116"/>
    </style:style>
    <style:style style:name="P161" style:family="paragraph" style:parent-style-name="Heading_20_1">
      <style:text-properties officeooo:rsid="0067b92e" officeooo:paragraph-rsid="0067b92e"/>
    </style:style>
    <style:style style:name="P162" style:family="paragraph" style:parent-style-name="Heading_20_1">
      <style:text-properties officeooo:paragraph-rsid="00399d76"/>
    </style:style>
    <style:style style:name="P163" style:family="paragraph" style:parent-style-name="Heading_20_2">
      <style:text-properties officeooo:rsid="001dccec" officeooo:paragraph-rsid="001dccec"/>
    </style:style>
    <style:style style:name="P164" style:family="paragraph" style:parent-style-name="Heading_20_2">
      <style:text-properties officeooo:rsid="001dccec" officeooo:paragraph-rsid="00226060"/>
    </style:style>
    <style:style style:name="P165" style:family="paragraph" style:parent-style-name="Heading_20_2">
      <style:text-properties officeooo:paragraph-rsid="00921020"/>
    </style:style>
    <style:style style:name="P166" style:family="paragraph" style:parent-style-name="Heading_20_2">
      <style:text-properties officeooo:rsid="00ac4b59" officeooo:paragraph-rsid="00ac4b59"/>
    </style:style>
    <style:style style:name="P167" style:family="paragraph" style:parent-style-name="Heading_20_2">
      <style:text-properties officeooo:paragraph-rsid="00ac4b59"/>
    </style:style>
    <style:style style:name="P168" style:family="paragraph" style:parent-style-name="Heading_20_3">
      <style:text-properties officeooo:rsid="002af211" officeooo:paragraph-rsid="002af211"/>
    </style:style>
    <style:style style:name="P169" style:family="paragraph" style:parent-style-name="Heading_20_3">
      <style:text-properties officeooo:rsid="009a8330" officeooo:paragraph-rsid="009a8330"/>
    </style:style>
    <style:style style:name="P170" style:family="paragraph" style:parent-style-name="Heading_20_3">
      <style:text-properties officeooo:paragraph-rsid="009a8330"/>
    </style:style>
    <style:style style:name="P171" style:family="paragraph" style:parent-style-name="Table_20_Contents">
      <style:paragraph-properties fo:text-align="center" style:justify-single-word="false"/>
      <style:text-properties officeooo:rsid="00af8509" officeooo:paragraph-rsid="00af8509"/>
    </style:style>
    <style:style style:name="P172" style:family="paragraph" style:parent-style-name="Table_20_Contents">
      <style:text-properties officeooo:rsid="00af8509" officeooo:paragraph-rsid="00af8509"/>
    </style:style>
    <style:style style:name="P173" style:family="paragraph" style:parent-style-name="Text_20_body" style:list-style-name="L1">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officeooo:rsid="0067b92e" style:font-style-asian="italic" style:font-style-complex="italic"/>
    </style:style>
    <style:style style:name="T10" style:family="text">
      <style:text-properties fo:font-style="italic" officeooo:rsid="008fa077"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officeooo:rsid="006b3cb0"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18d6b2" style:font-style-asian="normal" style:font-style-complex="normal"/>
    </style:style>
    <style:style style:name="T15" style:family="text">
      <style:text-properties fo:font-style="normal" officeooo:rsid="00494a73" style:font-style-asian="normal" style:font-style-complex="normal"/>
    </style:style>
    <style:style style:name="T16" style:family="text">
      <style:text-properties fo:font-style="normal" officeooo:rsid="005c26d2" style:font-style-asian="normal" style:font-style-complex="normal"/>
    </style:style>
    <style:style style:name="T17" style:family="text">
      <style:text-properties fo:font-style="normal" officeooo:rsid="006e280e" style:font-style-asian="normal" style:font-style-complex="normal"/>
    </style:style>
    <style:style style:name="T18" style:family="text">
      <style:text-properties fo:font-style="normal" officeooo:rsid="0067b92e" style:font-style-asian="normal" style:font-style-complex="normal"/>
    </style:style>
    <style:style style:name="T19" style:family="text">
      <style:text-properties fo:font-style="normal" officeooo:rsid="008fa077"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67b92e" style:font-style-asian="normal" style:font-weight-asian="normal" style:font-style-complex="normal" style:font-weight-complex="normal"/>
    </style:style>
    <style:style style:name="T22" style:family="text">
      <style:text-properties fo:font-style="normal" fo:font-weight="normal" officeooo:rsid="006b3cb0" style:font-style-asian="normal" style:font-weight-asian="normal" style:font-style-complex="normal" style:font-weight-complex="normal"/>
    </style:style>
    <style:style style:name="T23" style:family="text">
      <style:text-properties fo:font-style="normal" fo:font-weight="bold" officeooo:rsid="0067b92e" style:font-style-asian="normal" style:font-weight-asian="bold" style:font-style-complex="normal" style:font-weight-complex="bold"/>
    </style:style>
    <style:style style:name="T24" style:family="text">
      <style:text-properties officeooo:rsid="001a3cf7"/>
    </style:style>
    <style:style style:name="T25" style:family="text">
      <style:text-properties officeooo:rsid="001dccec"/>
    </style:style>
    <style:style style:name="T26" style:family="text">
      <style:text-properties fo:font-weight="normal" style:font-weight-asian="normal" style:font-weight-complex="normal"/>
    </style:style>
    <style:style style:name="T27" style:family="text">
      <style:text-properties fo:font-weight="normal" officeooo:rsid="00226060" style:font-weight-asian="normal" style:font-weight-complex="normal"/>
    </style:style>
    <style:style style:name="T28" style:family="text">
      <style:text-properties fo:font-weight="normal" officeooo:rsid="003d3e8a" style:font-weight-asian="normal" style:font-weight-complex="normal"/>
    </style:style>
    <style:style style:name="T29" style:family="text">
      <style:text-properties fo:color="#000000" loext:opacity="100%"/>
    </style:style>
    <style:style style:name="T30" style:family="text">
      <style:text-properties fo:color="#000000" loext:opacity="100%" officeooo:rsid="00216785"/>
    </style:style>
    <style:style style:name="T31" style:family="text">
      <style:text-properties fo:color="#000000" loext:opacity="100%" fo:font-style="italic" officeooo:rsid="00216785" style:font-style-asian="italic" style:font-style-complex="italic"/>
    </style:style>
    <style:style style:name="T32" style:family="text">
      <style:text-properties fo:color="#000000" loext:opacity="100%" fo:font-style="normal" officeooo:rsid="00216785" style:font-style-asian="normal" style:font-style-complex="normal"/>
    </style:style>
    <style:style style:name="T33" style:family="text">
      <style:text-properties fo:color="#000000" loext:opacity="100%" style:font-name="Liberation Mono1" fo:font-size="10pt" fo:font-style="italic" officeooo:rsid="00216785" style:font-size-asian="10pt" style:font-style-asian="italic" style:font-size-complex="10pt" style:font-style-complex="italic"/>
    </style:style>
    <style:style style:name="T34" style:family="text">
      <style:text-properties officeooo:rsid="0027eec7"/>
    </style:style>
    <style:style style:name="T35" style:family="text">
      <style:text-properties officeooo:rsid="002a7199"/>
    </style:style>
    <style:style style:name="T36" style:family="text">
      <style:text-properties officeooo:rsid="0030ddb3"/>
    </style:style>
    <style:style style:name="T37" style:family="text">
      <style:text-properties officeooo:rsid="003d3e8a"/>
    </style:style>
    <style:style style:name="T38" style:family="text">
      <style:text-properties style:font-name="Liberation Mono1" fo:font-size="10pt" fo:font-weight="bold" style:font-size-asian="10pt" style:font-weight-asian="bold" style:font-size-complex="10pt" style:font-weight-complex="bold"/>
    </style:style>
    <style:style style:name="T39" style:family="text">
      <style:text-properties style:font-name="Liberation Mono1" fo:font-size="10pt" fo:font-weight="bold" officeooo:rsid="003d3e8a" style:font-size-asian="10pt" style:font-weight-asian="bold" style:font-size-complex="10pt" style:font-weight-complex="bold"/>
    </style:style>
    <style:style style:name="T40" style:family="text">
      <style:text-properties style:font-name="Liberation Mono1" fo:font-size="10pt" fo:font-weight="bold" officeooo:rsid="009cf1e9" style:font-size-asian="10pt" style:font-weight-asian="bold" style:font-size-complex="10pt" style:font-weight-complex="bold"/>
    </style:style>
    <style:style style:name="T41" style:family="text">
      <style:text-properties style:font-name="Liberation Mono1" fo:font-size="10pt" fo:font-weight="bold" officeooo:rsid="009f4995" style:font-size-asian="10pt" style:font-weight-asian="bold" style:font-size-complex="10pt" style:font-weight-complex="bold"/>
    </style:style>
    <style:style style:name="T42" style:family="text">
      <style:text-properties style:font-name="Liberation Mono1" fo:font-size="10pt" fo:font-weight="bold" officeooo:rsid="00a8b716" style:font-size-asian="10pt" style:font-weight-asian="bold" style:font-size-complex="10pt" style:font-weight-complex="bold"/>
    </style:style>
    <style:style style:name="T43" style:family="text">
      <style:text-properties style:font-name="Liberation Mono1" fo:font-size="10pt" fo:font-weight="bold" officeooo:rsid="0092efa7" style:font-size-asian="10pt" style:font-weight-asian="bold" style:font-size-complex="10pt" style:font-weight-complex="bold"/>
    </style:style>
    <style:style style:name="T44" style:family="text">
      <style:text-properties style:font-name="Liberation Mono1" fo:font-size="10pt" fo:font-weight="bold" officeooo:rsid="00ac4b59" style:font-size-asian="10pt" style:font-weight-asian="bold" style:font-size-complex="10pt" style:font-weight-complex="bold"/>
    </style:style>
    <style:style style:name="T45" style:family="text">
      <style:text-properties style:font-name="Liberation Mono1" fo:font-size="10pt" style:font-size-asian="10pt" style:font-size-complex="10pt"/>
    </style:style>
    <style:style style:name="T46" style:family="text">
      <style:text-properties style:font-name="Liberation Mono1" fo:font-size="10pt" officeooo:rsid="001a3cf7" style:font-size-asian="10pt" style:font-size-complex="10pt"/>
    </style:style>
    <style:style style:name="T47" style:family="text">
      <style:text-properties style:font-name="Liberation Mono1" fo:font-size="10pt" fo:font-style="normal" style:font-size-asian="10pt" style:font-style-asian="normal" style:font-size-complex="10pt" style:font-style-complex="normal"/>
    </style:style>
    <style:style style:name="T48" style:family="text">
      <style:text-properties style:font-name="Liberation Mono1" fo:font-size="10pt" fo:font-style="normal" fo:font-weight="normal" officeooo:rsid="006b3cb0" style:font-size-asian="10pt" style:font-style-asian="normal" style:font-weight-asian="normal" style:font-size-complex="10pt" style:font-style-complex="normal" style:font-weight-complex="normal"/>
    </style:style>
    <style:style style:name="T49" style:family="text">
      <style:text-properties style:font-name="Liberation Mono1" fo:font-size="10pt" fo:font-style="normal" fo:font-weight="normal" officeooo:rsid="006e280e" style:font-size-asian="10pt" style:font-style-asian="normal" style:font-weight-asian="normal" style:font-size-complex="10pt" style:font-style-complex="normal" style:font-weight-complex="normal"/>
    </style:style>
    <style:style style:name="T50" style:family="text">
      <style:text-properties style:font-name="Liberation Mono1" fo:font-size="10pt" fo:font-style="normal" fo:font-weight="bold" officeooo:rsid="006b3cb0" style:font-size-asian="10pt" style:font-style-asian="normal" style:font-weight-asian="bold" style:font-size-complex="10pt" style:font-style-complex="normal" style:font-weight-complex="bold"/>
    </style:style>
    <style:style style:name="T51" style:family="text">
      <style:text-properties style:font-name="Liberation Mono1" fo:font-size="10pt" fo:font-weight="normal" style:font-size-asian="10pt" style:font-weight-asian="normal" style:font-size-complex="10pt" style:font-weight-complex="normal"/>
    </style:style>
    <style:style style:name="T52" style:family="text">
      <style:text-properties style:font-name="Liberation Mono1" fo:font-size="10pt" officeooo:rsid="0071cc84" style:font-name-asian="DejaVu Sans Mono" style:font-size-asian="10pt" style:font-name-complex="Liberation Mono1" style:font-size-complex="10pt"/>
    </style:style>
    <style:style style:name="T53" style:family="text">
      <style:text-properties style:font-name="Liberation Mono1" fo:font-size="10pt" officeooo:rsid="009a8330" style:font-name-asian="DejaVu Sans Mono" style:font-size-asian="10pt" style:font-name-complex="Liberation Mono1" style:font-size-complex="10pt"/>
    </style:style>
    <style:style style:name="T54" style:family="text">
      <style:text-properties officeooo:rsid="003e26f1"/>
    </style:style>
    <style:style style:name="T55" style:family="text">
      <style:text-properties officeooo:rsid="003e897f"/>
    </style:style>
    <style:style style:name="T56" style:family="text">
      <style:text-properties officeooo:rsid="0042e95a"/>
    </style:style>
    <style:style style:name="T57" style:family="text">
      <style:text-properties officeooo:rsid="00434288"/>
    </style:style>
    <style:style style:name="T58" style:family="text">
      <style:text-properties officeooo:rsid="00459cfd"/>
    </style:style>
    <style:style style:name="T59" style:family="text">
      <style:text-properties officeooo:rsid="004898d3"/>
    </style:style>
    <style:style style:name="T60" style:family="text">
      <style:text-properties officeooo:rsid="00494a73"/>
    </style:style>
    <style:style style:name="T61" style:family="text">
      <style:text-properties officeooo:rsid="004e18de"/>
    </style:style>
    <style:style style:name="T62" style:family="text">
      <style:text-properties officeooo:rsid="0058211c"/>
    </style:style>
    <style:style style:name="T63" style:family="text">
      <style:text-properties officeooo:rsid="00596d68"/>
    </style:style>
    <style:style style:name="T64" style:family="text">
      <style:text-properties officeooo:rsid="005ac3d1"/>
    </style:style>
    <style:style style:name="T65" style:family="text">
      <style:text-properties officeooo:rsid="005c26d2"/>
    </style:style>
    <style:style style:name="T66" style:family="text">
      <style:text-properties officeooo:rsid="005d81a6"/>
    </style:style>
    <style:style style:name="T67" style:family="text">
      <style:text-properties style:font-name="Liberation Sans" fo:font-size="18pt" officeooo:rsid="009a8330" style:font-name-asian="Noto Sans CJK SC" style:font-size-asian="18pt" style:font-name-complex="Lohit Devanagari1" style:font-size-complex="18pt"/>
    </style:style>
    <style:style style:name="T68" style:family="text">
      <style:text-properties officeooo:rsid="00613288"/>
    </style:style>
    <style:style style:name="T69" style:family="text">
      <style:text-properties officeooo:rsid="0055ef91"/>
    </style:style>
    <style:style style:name="T70" style:family="text">
      <style:text-properties officeooo:rsid="00630052"/>
    </style:style>
    <style:style style:name="T71" style:family="text">
      <style:text-properties officeooo:rsid="0067b92e"/>
    </style:style>
    <style:style style:name="T72" style:family="text">
      <style:text-properties officeooo:rsid="006b3cb0"/>
    </style:style>
    <style:style style:name="T73" style:family="text">
      <style:text-properties officeooo:rsid="006e280e"/>
    </style:style>
    <style:style style:name="T74" style:family="text">
      <style:text-properties officeooo:rsid="0071cc84"/>
    </style:style>
    <style:style style:name="T75" style:family="text">
      <style:text-properties officeooo:rsid="00725193"/>
    </style:style>
    <style:style style:name="T76" style:family="text">
      <style:text-properties officeooo:rsid="00226060"/>
    </style:style>
    <style:style style:name="T77" style:family="text">
      <style:text-properties officeooo:rsid="0073c021"/>
    </style:style>
    <style:style style:name="T78" style:family="text">
      <style:text-properties officeooo:rsid="008f375f"/>
    </style:style>
    <style:style style:name="T79" style:family="text">
      <style:text-properties officeooo:rsid="008fa077"/>
    </style:style>
    <style:style style:name="T80" style:family="text">
      <style:text-properties officeooo:rsid="00908747"/>
    </style:style>
    <style:style style:name="T81" style:family="text">
      <style:text-properties officeooo:rsid="00921020"/>
    </style:style>
    <style:style style:name="T82" style:family="text">
      <style:text-properties officeooo:rsid="0092efa7"/>
    </style:style>
    <style:style style:name="T83" style:family="text">
      <style:text-properties officeooo:rsid="0094e961"/>
    </style:style>
    <style:style style:name="T84" style:family="text">
      <style:text-properties officeooo:rsid="00966b72"/>
    </style:style>
    <style:style style:name="T85" style:family="text">
      <style:text-properties officeooo:rsid="00399d76"/>
    </style:style>
    <style:style style:name="T86" style:family="text">
      <style:text-properties officeooo:rsid="009b8b74"/>
    </style:style>
    <style:style style:name="T87" style:family="text">
      <style:text-properties officeooo:rsid="009cf1e9"/>
    </style:style>
    <style:style style:name="T88" style:family="text">
      <style:text-properties officeooo:rsid="009ede87"/>
    </style:style>
    <style:style style:name="T89" style:family="text">
      <style:text-properties officeooo:rsid="009f4995"/>
    </style:style>
    <style:style style:name="T90" style:family="text">
      <style:text-properties officeooo:rsid="00a140f4"/>
    </style:style>
    <style:style style:name="T91" style:family="text">
      <style:text-properties officeooo:rsid="00a2fc43"/>
    </style:style>
    <style:style style:name="T92" style:family="text">
      <style:text-properties officeooo:rsid="00a4481c"/>
    </style:style>
    <style:style style:name="T93" style:family="text">
      <style:text-properties officeooo:rsid="00a77d37"/>
    </style:style>
    <style:style style:name="T94" style:family="text">
      <style:text-properties officeooo:rsid="00a8b716"/>
    </style:style>
    <style:style style:name="T95" style:family="text">
      <style:text-properties officeooo:rsid="00aa9966"/>
    </style:style>
    <style:style style:name="T96" style:family="text">
      <style:text-properties officeooo:rsid="00ac4b5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Title">The QDL Configuration File<text:span text:style-name="T67"/></text:p>
      <text:h text:style-name="Heading_20_1" text:outline-level="1">Configuration File Basics</text:h>
      <text:p text:style-name="P99">The basic format of the file is</text:p>
      <text:p text:style-name="P99"/>
      <text:p text:style-name="Preformatted_20_Text">&lt;config&gt;</text:p>
      <text:p text:style-name="Preformatted_20_Text"><text:s text:c="3"/>&lt;qdl name=”X”&gt;</text:p>
      <text:p text:style-name="Preformatted_20_Text"><text:s text:c="6"/>&lt;!-- stuff →</text:p>
      <text:p text:style-name="Preformatted_20_Text"><text:s text:c="3"/>&lt;/qdl&gt;</text:p>
      <text:p text:style-name="P113"><text:s text:c="3"/>&lt;qdl name=”<text:span text:style-name="T1">Y”</text:span>&gt;</text:p>
      <text:p text:style-name="P113"><text:s text:c="6"/>&lt;!-- stuff →</text:p>
      <text:p text:style-name="P113"><text:s text:c="3"/>&lt;/qdl&gt;</text:p>
      <text:p text:style-name="P113"><text:s text:c="2"/><text:span text:style-name="T1">&lt;!-- more configurations --&gt;</text:span></text:p>
      <text:p text:style-name="Preformatted_20_Text">&lt;/config&gt;</text:p>
      <text:p text:style-name="Preformatted_20_Text"/>
      <text:p text:style-name="P100">Each file consists of qdl elements which are named. <text:span text:style-name="T25">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3">path/to/file/cfg.xml -name X</text:span></text:p>
      <text:p text:style-name="P131"/>
      <text:p text:style-name="P112"><text:span text:style-name="T14">So the path to the above file is /</text:span>path/to/file/cfg.xml<text:span text:style-name="T14">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4">A</text:span><text:span text:style-name="T13">liases.</text:span><text:bookmark-end text:name="__RefHeading___Toc6814_66498657"/></text:h>
      <text:p text:style-name="P132">You may also make several configurations then refer them using aliases:</text:p>
      <text:p text:style-name="P146">&lt;config&gt;</text:p>
      <text:p text:style-name="P146"><text:s text:c="3"/><text:span text:style-name="T24">&lt;qdl name=”default” alias=”test-mysql-5.4.3”/&gt;</text:span></text:p>
      <text:p text:style-name="P146"><text:s text:c="3"/>&lt;qdl name=”<text:span text:style-name="T24">test-mysql-5.4.3</text:span>”&gt;</text:p>
      <text:p text:style-name="P146"><text:s text:c="6"/>&lt;!-- stuff →</text:p>
      <text:p text:style-name="P146"><text:s text:c="3"/>&lt;/qdl&gt;</text:p>
      <text:p text:style-name="P146"><text:s text:c="3"/>&lt;qdl name=”<text:span text:style-name="T24">test-mysql-6.0”</text:span>&gt;</text:p>
      <text:p text:style-name="P146"><text:s text:c="6"/>&lt;!-- stuff →</text:p>
      <text:p text:style-name="P146"><text:s text:c="3"/>&lt;/qdl&gt;</text:p>
      <text:p text:style-name="P146"><text:s text:c="2"/><text:span text:style-name="T1">&lt;!-- more configurations --&gt;</text:span></text:p>
      <text:p text:style-name="P146">&lt;/config&gt;</text:p>
      <text:p text:style-name="P133"/>
      <text:p text:style-name="Text_20_body">In <text:span text:style-name="T24">this case, there is an alias for the configuration named </text:span><text:span text:style-name="T46">test-mysql-5.4.3</text:span><text:span text:style-name="T24"> and you would simply use the name “default” when referencing it. Later, if you needed to change the configuration to </text:span><text:span text:style-name="T46">test-mysql-6.0</text:span><text:span text:style-name="T24"> you would just change the alias. The idea is that you can set your configuration files (which may be awkward to do on a server, </text:span><text:span text:style-name="T5">e.g</text:span><text:span text:style-name="T24">. especially if this is called by a complex set of startup scripts) and then make changes in the configuration file</text:span></text:p>
      <text:p text:style-name="P114">Aliases are transitive in that you can have them refer to other aliases like</text:p>
      <text:p text:style-name="Preformatted_20_Text">&lt;config&gt;</text:p>
      <text:p text:style-name="Preformatted_20_Text"><text:soft-page-break/><text:s text:c="2"/>&lt;qdl name=”A” alias=”B”/&gt;</text:p>
      <text:p text:style-name="Preformatted_20_Text"><text:s text:c="2"/>&lt;qdl name=”B” alias=”C”/&gt;</text:p>
      <text:p text:style-name="Preformatted_20_Text"><text:s text:c="2"/>&lt;qdl name=”C” …</text:p>
      <text:p text:style-name="Preformatted_20_Text"/>
      <text:p text:style-name="P114">Th<text:span text:style-name="T60">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114">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5">&lt;!-- stuff→&gt;</text:span></text:p>
      <text:p text:style-name="P12">&lt;/config&gt;</text:p>
      <text:p text:style-name="Preformatted_20_Text"/>
      <text:p text:style-name="P115">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115">In this case, each version in question has its own set of configurations and a default from each is set. This allows for management of <text:span text:style-name="T4">extremely</text:span><text:span text:style-name="T13"> complex server installs. Then again, you might not need any of it.</text:span></text:p>
      <text:h text:style-name="P157" text:outline-level="1"><text:bookmark-start text:name="__RefHeading___Toc6885_66498657"/>A complete example<text:bookmark-end text:name="__RefHeading___Toc6885_66498657"/></text:h>
      <text:p text:style-name="P104">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60">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124">Assuming that this resides in the file <text:span text:style-name="T45">/</text:span><text:span text:style-name="T47">path/to/cfg.xml,</text:span><text:span text:style-name="T13"> you could invoke the interpreter using this:</text:span> </text:p>
      <text:p text:style-name="P125">java -jar qdl.jar -cfg /<text:span text:style-name="T13">path/to/cfg.xml -name minimal</text:span></text:p>
      <text:p text:style-name="P134"/>
      <text:h text:style-name="P158" text:outline-level="1">A server example.</text:h>
      <text:p text:style-name="P139">This is a typical configuration from a server.</text:p>
      <text:p text:style-name="Preformatted_20_Text"><text:soft-page-break/><text:s text:c="3"/>&lt;qdl name="qdl-default"</text:p>
      <text:p text:style-name="Preformatted_20_Text"><text:s text:c="8"/>enabled="true"</text:p>
      <text:p text:style-name="Preformatted_20_Text"><text:s text:c="8"/>debug="info"</text:p>
      <text:p text:style-name="Preformatted_20_Text"><text:s text:c="8"/>strict_acls = "false"</text:p>
      <text:p text:style-name="Preformatted_20_Text"><text:s text:c="8"/><text:span text:style-name="T74">server_mode=”true”</text:span></text:p>
      <text:p text:style-name="P149"><text:s text:c="8"/>restricted_io <text:span text:style-name="T75">= "false"</text:span></text:p>
      <text:p text:style-name="P149"><text:s/></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52">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48"><text:s text:c="21"/>import_on_start="true"&gt;</text:p>
      <text:p text:style-name="P148"><text:s text:c="13"/>&lt;class_name&gt;</text:p>
      <text:p text:style-name="P148"><text:s text:c="16"/>&lt;![CDATA[edu.uiuc.ncsa.myproxy.oa4mp.qdl.OA2QDLLoader<text:span text:style-name="T74">]]&gt; </text:span></text:p>
      <text:p text:style-name="P148"><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74">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59" text:outline-level="1"><text:bookmark-start text:name="__RefHeading___Toc6818_66498657"/>The <text:span text:style-name="T59">Configuration</text:span> <text:span text:style-name="T59">R</text:span>eference<text:bookmark-end text:name="__RefHeading___Toc6818_66498657"/></text:h>
      <text:p text:style-name="P126">Each section corresponds to an entry in the configuration file.</text:p>
      <text:h text:style-name="P160" text:outline-level="1"><text:bookmark-start text:name="__RefHeading___Toc6887_66498657"/><text:span text:style-name="T37">c</text:span>onfig<text:bookmark-end text:name="__RefHeading___Toc6887_66498657"/></text:h>
      <text:p text:style-name="P126">This is the outermost tag and includes at least one qdl tag. This is so all of the qdl configuration can be kept separate in case there are other types of configuration in the file. It has neither attributes nor any other possible entry than qdl elements.</text:p>
      <text:h text:style-name="P160" text:outline-level="1"><text:bookmark-start text:name="__RefHeading___Toc6820_66498657"/>qdl<text:bookmark-end text:name="__RefHeading___Toc6820_66498657"/></text:h>
      <text:h text:style-name="P163" text:outline-level="2"><text:bookmark-start text:name="__RefHeading___Toc6822_66498657"/>Attributes<text:bookmark-end text:name="__RefHeading___Toc6822_66498657"/></text:h>
      <text:p text:style-name="P14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text:span text:style-name="T56">N</text:span>ame</text:p>
          </table:table-cell>
          <table:table-cell table:style-name="Table2.A1" office:value-type="string">
            <text:p text:style-name="P6">Req?</text:p>
          </table:table-cell>
          <table:table-cell table:style-name="Table2.A1" office:value-type="string">
            <text:p text:style-name="P6"><text:span text:style-name="T56">D</text:span>efault</text:p>
          </table:table-cell>
          <table:table-cell table:style-name="Table2.D1" office:value-type="string">
            <text:p text:style-name="P6"><text:span text:style-name="T56">D</text:span>escription</text:p>
          </table:table-cell>
        </table:table-row>
        <table:table-row>
          <table:table-cell table:style-name="Table2.A2" office:value-type="string">
            <text:p text:style-name="P61">assertions_on</text:p>
          </table:table-cell>
          <table:table-cell table:style-name="Table2.A2" office:value-type="string">
            <text:p text:style-name="P61">N</text:p>
          </table:table-cell>
          <table:table-cell table:style-name="Table2.A2" office:value-type="string">
            <text:p text:style-name="P61">true</text:p>
          </table:table-cell>
          <table:table-cell table:style-name="Table2.D2" office:value-type="string">
            <text:p text:style-name="P62">Enabled or disable assertions. If disabled, no assertions will be processed, effectively ignoring them.</text:p>
          </table:table-cell>
        </table:table-row>
        <table:table-row>
          <table:table-cell table:style-name="Table2.A2" office:value-type="string">
            <text:p text:style-name="P81">boot_script</text:p>
          </table:table-cell>
          <table:table-cell table:style-name="Table2.A2" office:value-type="string">
            <text:p text:style-name="P81">N</text:p>
          </table:table-cell>
          <table:table-cell table:style-name="Table2.A2" office:value-type="string">
            <text:p text:style-name="P61">-</text:p>
          </table:table-cell>
          <table:table-cell table:style-name="Table2.D2" office:value-type="string">
            <text:p text:style-name="P82">An optional QDL script that is run at boot to help set up the <text:soft-page-break/>environment.</text:p>
          </table:table-cell>
        </table:table-row>
        <table:table-row>
          <table:table-cell table:style-name="Table2.A2" office:value-type="string">
            <text:p text:style-name="P17">debug</text:p>
          </table:table-cell>
          <table:table-cell table:style-name="Table2.A2" office:value-type="string">
            <text:p text:style-name="P6">N</text:p>
          </table:table-cell>
          <table:table-cell table:style-name="Table2.A2" office:value-type="string">
            <text:p text:style-name="P43">off</text:p>
          </table:table-cell>
          <table:table-cell table:style-name="Table2.D2" office:value-type="string">
            <text:p text:style-name="P14">Enable debug mode <text:span text:style-name="T62">level</text:span>. <text:span text:style-name="T62">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65">s</text:span><text:span text:style-name="T62"> to the currently active log.</text:span></text:p>
          </table:table-cell>
        </table:table-row>
        <table:table-row>
          <table:table-cell table:style-name="Table2.A2" office:value-type="string">
            <text:p text:style-name="P17">enabled</text:p>
          </table:table-cell>
          <table:table-cell table:style-name="Table2.A2" office:value-type="string">
            <text:p text:style-name="P6">N</text:p>
          </table:table-cell>
          <table:table-cell table:style-name="Table2.A2" office:value-type="string">
            <text:p text:style-name="P17">true</text:p>
          </table:table-cell>
          <table:table-cell table:style-name="Table2.D2" office:value-type="string">
            <text:p text:style-name="P14">This <text:span text:style-name="T61">enables/</text:span>disables this configuration, so it will/<text:span text:style-name="T65">will</text:span> not be loaded.</text:p>
          </table:table-cell>
        </table:table-row>
        <table:table-row>
          <table:table-cell table:style-name="Table2.A2" office:value-type="string">
            <text:p text:style-name="P17">name</text:p>
          </table:table-cell>
          <table:table-cell table:style-name="Table2.A2" office:value-type="string">
            <text:p text:style-name="P17">Y</text:p>
          </table:table-cell>
          <table:table-cell table:style-name="Table2.A2" office:value-type="string">
            <text:p text:style-name="P6">-</text:p>
          </table:table-cell>
          <table:table-cell table:style-name="Table2.D2" office:value-type="string">
            <text:p text:style-name="Text_20_body">(<text:span text:style-name="T2">required</text:span><text:span text:style-name="T27">) The unique identifier for this configuration. </text:span><text:span text:style-name="T28">It can be any string as long as the it is unique in this file.</text:span></text:p>
          </table:table-cell>
        </table:table-row>
        <table:table-row>
          <table:table-cell table:style-name="Table2.A2" office:value-type="string">
            <text:p text:style-name="P17">numeric_digits</text:p>
          </table:table-cell>
          <table:table-cell table:style-name="Table2.A2" office:value-type="string">
            <text:p text:style-name="P17">N</text:p>
          </table:table-cell>
          <table:table-cell table:style-name="Table2.A2" office:value-type="string">
            <text:p text:style-name="P56">15</text:p>
          </table:table-cell>
          <table:table-cell table:style-name="Table2.D2" office:value-type="string">
            <text:p text:style-name="P14">The default precision for decimals</text:p>
          </table:table-cell>
        </table:table-row>
        <table:table-row>
          <table:table-cell table:style-name="Table2.A2" office:value-type="string">
            <text:p text:style-name="P73">restricted_io</text:p>
          </table:table-cell>
          <table:table-cell table:style-name="Table2.A2" office:value-type="string">
            <text:p text:style-name="P65">N</text:p>
          </table:table-cell>
          <table:table-cell table:style-name="Table2.A2" office:value-type="string">
            <text:p text:style-name="P65">false</text:p>
          </table:table-cell>
          <table:table-cell table:style-name="Table2.D2" office:value-type="string">
            <text:p text:style-name="P66">Even if server_mode is enabled, printing (for debugging purposes) and logging are allowed. <text:span text:style-name="T77">Setting this true </text:span>turns them off completely.</text:p>
          </table:table-cell>
        </table:table-row>
        <table:table-row>
          <table:table-cell table:style-name="Table2.A2" office:value-type="string">
            <text:p text:style-name="P17">server_mode</text:p>
          </table:table-cell>
          <table:table-cell table:style-name="Table2.A2" office:value-type="string">
            <text:p text:style-name="P17">N</text:p>
          </table:table-cell>
          <table:table-cell table:style-name="Table2.A2" office:value-type="string">
            <text:p text:style-name="P17">false</text:p>
          </table:table-cell>
          <table:table-cell table:style-name="Table2.D2" office:value-type="string">
            <text:p text:style-name="P67"><text:span text:style-name="T76">Server mode means this is running as part of a server, usually as a scripting language. This turns off things like file </text:span><text:span text:style-name="T75">operations</text:span><text:span text:style-name="T76">, prompting and other features. It is only needed in a specific context.</text:span></text:p>
          </table:table-cell>
        </table:table-row>
        <table:table-row>
          <table:table-cell table:style-name="Table2.A2" office:value-type="string">
            <text:p text:style-name="P41">script_path</text:p>
          </table:table-cell>
          <table:table-cell table:style-name="Table2.A2" office:value-type="string">
            <text:p text:style-name="P41">N</text:p>
          </table:table-cell>
          <table:table-cell table:style-name="Table2.A2" office:value-type="string">
            <text:p text:style-name="P17">-</text:p>
          </table:table-cell>
          <table:table-cell table:style-name="Table2.D2" office:value-type="string">
            <text:p text:style-name="P42">A colon separated list of paths (including virtual file system paths) to be searched <text:span text:style-name="T68">for</text:span> scripts. This effects the script_run and script_load commands.</text:p>
          </table:table-cell>
        </table:table-row>
        <table:table-row>
          <table:table-cell table:style-name="Table2.A2" office:value-type="string">
            <text:p text:style-name="P46">module_path</text:p>
          </table:table-cell>
          <table:table-cell table:style-name="Table2.A2" office:value-type="string">
            <text:p text:style-name="P46">N</text:p>
          </table:table-cell>
          <table:table-cell table:style-name="Table2.A2" office:value-type="string">
            <text:p text:style-name="P17">-</text:p>
          </table:table-cell>
          <table:table-cell table:style-name="Table2.D2" office:value-type="string">
            <text:p text:style-name="P47"><text:span text:style-name="T69">A colon separated list of paths (including virtual file system paths) to be searched </text:span><text:span text:style-name="T68">for modules</text:span><text:span text:style-name="T69">. This effects the </text:span><text:span text:style-name="T70">module</text:span><text:span text:style-name="T69">_</text:span><text:span text:style-name="T68">load</text:span><text:span text:style-name="T69">.</text:span></text:p>
          </table:table-cell>
        </table:table-row>
        <table:table-row>
          <table:table-cell table:style-name="Table2.A2" office:value-type="string">
            <text:p text:style-name="P58">lib_path</text:p>
          </table:table-cell>
          <table:table-cell table:style-name="Table2.A2" office:value-type="string">
            <text:p text:style-name="P58">N</text:p>
          </table:table-cell>
          <table:table-cell table:style-name="Table2.A2" office:value-type="string">
            <text:p text:style-name="P17">-</text:p>
          </table:table-cell>
          <table:table-cell table:style-name="Table2.D2" office:value-type="string">
            <text:p text:style-name="P57">Used in conjunction with enable_library_support. This is the path that will be used to search for scripts.</text:p>
          </table:table-cell>
        </table:table-row>
        <table:table-row>
          <table:table-cell table:style-name="Table2.A2" office:value-type="string">
            <text:p text:style-name="P74">enable_library_support</text:p>
          </table:table-cell>
          <table:table-cell table:style-name="Table2.A2" office:value-type="string">
            <text:p text:style-name="P58">N</text:p>
          </table:table-cell>
          <table:table-cell table:style-name="Table2.A2" office:value-type="string">
            <text:p text:style-name="P58">F</text:p>
          </table:table-cell>
          <table:table-cell table:style-name="Table2.D2" office:value-type="string">
            <text:p text:style-name="P57">Enable using the lib_path to search <text:s/>for scripts as functions.</text:p>
          </table:table-cell>
        </table:table-row>
      </table:table>
      <text:p text:style-name="P108"/>
      <text:p text:style-name="Standard"><text:span text:style-name="T7">Note about library support</text:span><text:span text:style-name="T12">: </text:span><text:span text:style-name="T22">There are a couple of ways of extending QDL. One of them is to define your own functions in the workspace. Another is to write scripts and have these called seamlessly as if they were functions. So if you wrote a script </text:span><text:span text:style-name="T50">/path/to/my/script/my_script.qdl</text:span><text:span text:style-name="T22"> you could set the lib_path to be </text:span><text:span text:style-name="T50">/path/to/my/script </text:span><text:span text:style-name="T72">and inside of QDL issuing something like</text:span></text:p>
      <text:p text:style-name="Standard"/>
      <text:p text:style-name="CLI">x:= my_script(arg0,arg1)</text:p>
      <text:p text:style-name="Text_20_body"/>
      <text:p text:style-name="P137">would find this in the libpath, load it and pass it the two arguments, <text:span text:style-name="T8">i.e.</text:span><text:span text:style-name="T17">, it is identical to</text:span> </text:p>
      <text:p text:style-name="CLI">x:= <text:span text:style-name="T73">script_run(</text:span>my_script(‘<text:span text:style-name="T48">/path/to/my/script/my_script.qdl’, </text:span><text:span text:style-name="T49">[</text:span>arg0,arg1<text:span text:style-name="T73">]</text:span>)<text:span text:style-name="T73">);</text:span></text:p>
      <text:p text:style-name="P138"/>
      <text:p text:style-name="P137">Generally loading scripts this way is slow, however if you are using QDL as a general scripting language in your operating system, this is a good way to make utilities available to it. <text:span text:style-name="T73">Note that the </text:span><text:soft-page-break/><text:span text:style-name="T73">lib_path is not the same as the script_path. You can toggle this as a variable with the </text:span><text:span text:style-name="T3">)ws set</text:span><text:span text:style-name="T73"> command too.</text:span></text:p>
      <text:h text:style-name="P164" text:outline-level="2"><text:bookmark-start text:name="__RefHeading___Toc6824_66498657"/>boot_script<text:bookmark-end text:name="__RefHeading___Toc6824_66498657"/></text:h>
      <text:p text:style-name="P136">A script to run on startup, after virtual file systems and named external modules are loaded, but before the system is available. This lets you <text:span text:style-name="T4">e.g.</text:span> do additional set up of the environment. <text:span text:style-name="T84">It is optional and generally not needed except for specific initializations. </text:span><text:span text:style-name="T94">If you need to have complex logic for, e.g., loading and importing modules, the boot script is a good place for that.</text:span></text:p>
      <text:h text:style-name="Heading_20_2" text:outline-level="2"><text:bookmark-start text:name="__RefHeading___Toc6826_66498657"/><text:span text:style-name="T25">L</text:span>ogging<text:bookmark-end text:name="__RefHeading___Toc6826_66498657"/></text:h>
      <text:h text:style-name="Heading_20_3" text:outline-level="3"><text:bookmark-start text:name="__RefHeading___Toc6837_66498657"/>Attributes<text:bookmark-end text:name="__RefHeading___Toc6837_66498657"/></text:h>
      <text:p text:style-name="P105"/>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5"><text:span text:style-name="T56">N</text:span>ame</text:p>
          </table:table-cell>
          <table:table-cell table:style-name="Table3.A1" office:value-type="string">
            <text:p text:style-name="P5">Req?</text:p>
          </table:table-cell>
          <table:table-cell table:style-name="Table3.A1" office:value-type="string">
            <text:p text:style-name="P5"><text:span text:style-name="T56">D</text:span>efault</text:p>
          </table:table-cell>
          <table:table-cell table:style-name="Table3.D1" office:value-type="string">
            <text:p text:style-name="P1"><text:span text:style-name="T56">D</text:span>escription</text:p>
          </table:table-cell>
        </table:table-row>
        <table:table-row table:style-name="Table3.2">
          <table:table-cell table:style-name="Table3.A2" office:value-type="string">
            <text:p text:style-name="P21">disableLog4j</text:p>
          </table:table-cell>
          <table:table-cell table:style-name="Table3.A2" office:value-type="string">
            <text:p text:style-name="P22">N</text:p>
          </table:table-cell>
          <table:table-cell table:style-name="Table3.A2" office:value-type="string">
            <text:p text:style-name="P22">true</text:p>
          </table:table-cell>
          <table:table-cell table:style-name="Table3.D2" office:value-type="string">
            <text:p text:style-name="P20">Log 4 Java is a common utility. Unfortunately many projects which QDL relies on use it and if they are misconfigured, then you may get extremely strange messages about missing log4j files <text:span text:style-name="T37">or inscrutable output about things you’ve never heard of</text:span>. Setting this to <text:span text:style-name="T2">true</text:span><text:span text:style-name="T26"> will hunt down </text:span><text:span text:style-name="T28">all</text:span><text:span text:style-name="T26"> instance</text:span><text:span text:style-name="T28">s</text:span><text:span text:style-name="T26"> and terminate them. </text:span><text:s/><text:span text:style-name="T83">Oh, and certain version s of Log 4 Java have an enormous security problem.</text:span></text:p>
          </table:table-cell>
        </table:table-row>
        <table:table-row>
          <table:table-cell table:style-name="Table3.A2" office:value-type="string">
            <text:p text:style-name="P21">logFileCount</text:p>
          </table:table-cell>
          <table:table-cell table:style-name="Table3.A2" office:value-type="string">
            <text:p text:style-name="P22">N</text:p>
          </table:table-cell>
          <table:table-cell table:style-name="Table3.A2" office:value-type="string">
            <text:p text:style-name="P22">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table-cell table:style-name="Table3.A2" office:value-type="string">
            <text:p text:style-name="P21">logFileName</text:p>
          </table:table-cell>
          <table:table-cell table:style-name="Table3.A2" office:value-type="string">
            <text:p text:style-name="P22">N</text:p>
          </table:table-cell>
          <table:table-cell table:style-name="Table3.A2" office:value-type="string">
            <text:p text:style-name="P22"><text:span text:style-name="T56">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21">logName</text:p>
          </table:table-cell>
          <table:table-cell table:style-name="Table3.A2" office:value-type="string">
            <text:p text:style-name="P22">N</text:p>
          </table:table-cell>
          <table:table-cell table:style-name="Table3.A2" office:value-type="string">
            <text:p text:style-name="P22">qdl</text:p>
          </table:table-cell>
          <table:table-cell table:style-name="Table3.D2" office:value-type="string">
            <text:p text:style-name="Table_20_Contents">The name prepended to each entry in the log file. This is especially useful if several <text:span text:style-name="T34">programs</text:span> are running and <text:span text:style-name="T34">share </text:span>a single location – <text:span text:style-name="T34">a frequent occurrence on a server.</text:span></text:p>
          </table:table-cell>
        </table:table-row>
        <table:table-row>
          <table:table-cell table:style-name="Table3.A2" office:value-type="string">
            <text:p text:style-name="P21">logSize</text:p>
          </table:table-cell>
          <table:table-cell table:style-name="Table3.A2" office:value-type="string">
            <text:p text:style-name="P22">N</text:p>
          </table:table-cell>
          <table:table-cell table:style-name="Table3.A2" office:value-type="string">
            <text:p text:style-name="P22">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table-cell table:style-name="Table3.A2" office:value-type="string">
            <text:p text:style-name="P44">debug</text:p>
          </table:table-cell>
          <table:table-cell table:style-name="Table3.A2" office:value-type="string">
            <text:p text:style-name="P44">N</text:p>
          </table:table-cell>
          <table:table-cell table:style-name="Table3.A2" office:value-type="string">
            <text:p text:style-name="P44">false</text:p>
          </table:table-cell>
          <table:table-cell table:style-name="Table3.D2" office:value-type="string">
            <text:p text:style-name="P45"><text:span text:style-name="T63">Enable sending trace level messages to the </text:span><text:span text:style-name="T64">currently active </text:span><text:span text:style-name="T63">log.</text:span></text:p>
          </table:table-cell>
        </table:table-row>
      </table:table>
      <text:p text:style-name="P107"/>
      <text:p text:style-name="Heading">Example</text:p>
      <text:p text:style-name="Preformatted_20_Text"><text:s text:c="3"/><text:span text:style-name="T37">&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116">This sets the relative file to <text:span text:style-name="T38">home_dir</text:span><text:span text:style-name="T51">/log/qdl.log</text:span><text:span text:style-name="T26">, sets a maximum log size to 100,000 bytes (at which point it will be rotated), Entries will be prefixed with the tag “qdl”. Finally, this will allow 2 such </text:span><text:soft-page-break/><text:span text:style-name="T26">files named qdl.log.0 and qdl.log,1 and will swap them out as needed. Look at the dates and timestamps on the files if you need to see which the current one is.</text:span></text:p>
      <text:h text:style-name="P161" text:outline-level="1">editors</text:h>
      <text:p text:style-name="P53">This section allows you to configure external text mode editors for use with QDL. Each has a name and one may be active at once. The default is the line editor (named <text:span text:style-name="T2">line</text:span><text:span text:style-name="T26">) that works with all terminal types and all versions of Java. </text:span></text:p>
      <text:p text:style-name="P53"><text:span text:style-name="T26">Inside the </text:span><text:span text:style-name="T11">editors</text:span><text:span text:style-name="T20"> tag is a list of </text:span><text:span text:style-name="T11">editor</text:span><text:span text:style-name="T20"> elements with the following properties</text:span></text:p>
      <text:p text:style-name="P13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7"><text:span text:style-name="T56">N</text:span>ame</text:p>
          </table:table-cell>
          <table:table-cell table:style-name="Table7.A1" office:value-type="string">
            <text:p text:style-name="P7">Req?</text:p>
          </table:table-cell>
          <table:table-cell table:style-name="Table7.A1" office:value-type="string">
            <text:p text:style-name="P7"><text:span text:style-name="T56">D</text:span>efault</text:p>
          </table:table-cell>
          <table:table-cell table:style-name="Table7.D1" office:value-type="string">
            <text:p text:style-name="P7"><text:span text:style-name="T56">D</text:span>escription</text:p>
          </table:table-cell>
        </table:table-row>
        <table:table-row>
          <table:table-cell table:style-name="Table7.A2" office:value-type="string">
            <text:p text:style-name="P50">name</text:p>
          </table:table-cell>
          <table:table-cell table:style-name="Table7.A2" office:value-type="string">
            <text:p text:style-name="P28">Y</text:p>
          </table:table-cell>
          <table:table-cell table:style-name="Table7.A2" office:value-type="string">
            <text:p text:style-name="P18">-</text:p>
          </table:table-cell>
          <table:table-cell table:style-name="Table7.D2" office:value-type="string">
            <text:p text:style-name="P52">The human readable (nick)name you want to use for this. </text:p>
          </table:table-cell>
        </table:table-row>
        <table:table-row>
          <table:table-cell table:style-name="Table7.A2" office:value-type="string">
            <text:p text:style-name="P50">exec</text:p>
          </table:table-cell>
          <table:table-cell table:style-name="Table7.A2" office:value-type="string">
            <text:p text:style-name="P50">Y</text:p>
          </table:table-cell>
          <table:table-cell table:style-name="Table7.A2" office:value-type="string">
            <text:p text:style-name="P28">-</text:p>
          </table:table-cell>
          <table:table-cell table:style-name="Table7.D2" office:value-type="string">
            <text:p text:style-name="P52">The path to the executable for this editor.</text:p>
          </table:table-cell>
        </table:table-row>
        <table:table-row>
          <table:table-cell table:style-name="Table7.A2" office:value-type="string">
            <text:p text:style-name="P50">clear_screen</text:p>
          </table:table-cell>
          <table:table-cell table:style-name="Table7.A2" office:value-type="string">
            <text:p text:style-name="P50">N</text:p>
          </table:table-cell>
          <table:table-cell table:style-name="Table7.A2" office:value-type="string">
            <text:p text:style-name="P18">false</text:p>
          </table:table-cell>
          <table:table-cell table:style-name="Table7.D2" office:value-type="string">
            <text:p text:style-name="P52">See below.</text:p>
          </table:table-cell>
        </table:table-row>
      </table:table>
      <text:p text:style-name="Standard"/>
      <text:p text:style-name="P69">It may also have (optional) argument elements with the form</text:p>
      <text:p text:style-name="P69"/>
      <text:p text:style-name="P69"/>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8"><text:span text:style-name="T56">N</text:span>ame</text:p>
          </table:table-cell>
          <table:table-cell table:style-name="Table8.A1" office:value-type="string">
            <text:p text:style-name="P8">Req?</text:p>
          </table:table-cell>
          <table:table-cell table:style-name="Table8.A1" office:value-type="string">
            <text:p text:style-name="P8"><text:span text:style-name="T56">D</text:span>efault</text:p>
          </table:table-cell>
          <table:table-cell table:style-name="Table8.D1" office:value-type="string">
            <text:p text:style-name="P8"><text:span text:style-name="T56">D</text:span>escription</text:p>
          </table:table-cell>
        </table:table-row>
        <table:table-row>
          <table:table-cell table:style-name="Table8.A2" office:value-type="string">
            <text:p text:style-name="P68">flag</text:p>
          </table:table-cell>
          <table:table-cell table:style-name="Table8.A2" office:value-type="string">
            <text:p text:style-name="P29">Y</text:p>
          </table:table-cell>
          <table:table-cell table:style-name="Table8.A2" office:value-type="string">
            <text:p text:style-name="P19">-</text:p>
          </table:table-cell>
          <table:table-cell table:style-name="Table8.D2" office:value-type="string">
            <text:p text:style-name="P75"><text:span text:style-name="T71">The </text:span><text:span text:style-name="T78">flag for this argument</text:span></text:p>
          </table:table-cell>
        </table:table-row>
        <table:table-row>
          <table:table-cell table:style-name="Table8.A2" office:value-type="string">
            <text:p text:style-name="P68">connector</text:p>
          </table:table-cell>
          <table:table-cell table:style-name="Table8.A2" office:value-type="string">
            <text:p text:style-name="P68">N</text:p>
          </table:table-cell>
          <table:table-cell table:style-name="Table8.A2" office:value-type="string">
            <text:p text:style-name="P29">-</text:p>
          </table:table-cell>
          <table:table-cell table:style-name="Table8.D2" office:value-type="string">
            <text:p text:style-name="P75"><text:span text:style-name="T71">The </text:span><text:span text:style-name="T78">connector arguments use</text:span></text:p>
          </table:table-cell>
        </table:table-row>
        <table:table-row>
          <table:table-cell table:style-name="Table8.A2" office:value-type="string">
            <text:p text:style-name="P72"><text:span text:style-name="T71">clear_</text:span><text:span text:style-name="T78">value</text:span></text:p>
          </table:table-cell>
          <table:table-cell table:style-name="Table8.A2" office:value-type="string">
            <text:p text:style-name="P51">N</text:p>
          </table:table-cell>
          <table:table-cell table:style-name="Table8.A2" office:value-type="string">
            <text:p text:style-name="P19">false</text:p>
          </table:table-cell>
          <table:table-cell table:style-name="Table8.D2" office:value-type="string">
            <text:p text:style-name="P75"><text:span text:style-name="T78">The value for this flag</text:span><text:span text:style-name="T71">.</text:span></text:p>
          </table:table-cell>
        </table:table-row>
      </table:table>
      <text:p text:style-name="P76"/>
      <text:p text:style-name="P76">T<text:span text:style-name="T71">he </text:span><text:span text:style-name="T23">clear_screen </text:span><text:span text:style-name="T21">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42">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141"><text:s text:c="6"/><text:span text:style-name="T71">&lt;editor name="vim"</text:span></text:p>
      <text:p text:style-name="P141"><text:s text:c="14"/><text:span text:style-name="T71">exec="/usr/bin/vim"/&gt;</text:span></text:p>
      <text:p text:style-name="P70">&lt;editor name=<text:span text:style-name="T71">"</text:span><text:span text:style-name="T79">my</text:span>edit<text:span text:style-name="T71">"</text:span></text:p>
      <text:p text:style-name="P70"><text:s text:c="9"/>exec=<text:span text:style-name="T71">"/</text:span>home/jeff/apps/java/<text:span text:style-name="T79">my</text:span>edit/<text:span text:style-name="T79">my</text:span>edit<text:span text:style-name="T71">"</text:span>&gt;</text:p>
      <text:p text:style-name="P70"><text:s text:c="3"/>&lt;arg flag=<text:span text:style-name="T71">"-</text:span>Dsyntax<text:span text:style-name="T71">" </text:span>connector=<text:span text:style-name="T71">"</text:span>=<text:span text:style-name="T71">" </text:span>value=<text:span text:style-name="T71">"/</text:span>home/jeff/conf/qdl.xml<text:span text:style-name="T71">"/</text:span>&gt;</text:p>
      <text:p text:style-name="P70"><text:s text:c="3"/>&lt;/editor&gt;</text:p>
      <text:p text:style-name="Preformatted_20_Text"><text:s text:c="5"/>&lt;/editor&gt;</text:p>
      <text:p text:style-name="Preformatted_20_Text"><text:s text:c="2"/>&lt;/editors&gt;</text:p>
      <text:p text:style-name="Text_20_body"><text:soft-page-break/></text:p>
      <text:p text:style-name="P140"><text:span text:style-name="T71">In this case, there are </text:span><text:span text:style-name="T78">three </text:span><text:span text:style-name="T71">editors (the active one can be set either in the workspace section of this configuration of in the active workspace itself.) The first is the </text:span><text:span text:style-name="T9">nano</text:span><text:span text:style-name="T18"> editor, the second is </text:span><text:span text:style-name="T9">vim</text:span><text:span text:style-name="T18">. </text:span><text:span text:style-name="T19">The last is called <text:s/></text:span><text:span text:style-name="T10">myedit</text:span><text:span text:style-name="T19"> </text:span><text:span text:style-name="T18"><text:s/></text:span><text:span text:style-name="T19">and requires a command line option, so it would be invoked with</text:span></text:p>
      <text:p text:style-name="P71"><text:span text:style-name="T18">/</text:span><text:span text:style-name="T19">home/jeff/apps/java/myedit/myedit </text:span><text:span text:style-name="T18">-</text:span><text:span text:style-name="T13">Dsyntax</text:span><text:span text:style-name="T19">=</text:span><text:span text:style-name="T18">/</text:span><text:span text:style-name="T13">home/jeff/conf/qdl.xml </text:span></text:p>
      <text:h text:style-name="Heading_20_1" text:outline-level="1"><text:bookmark-start text:name="__RefHeading___Toc6828_66498657"/>virtual_file_systems<text:bookmark-end text:name="__RefHeading___Toc6828_66498657"/></text:h>
      <text:p text:style-name="Text_20_body">This <text:span text:style-name="T37">tag has no attributes but server to hold all of the vfs elements. </text:span><text:span text:style-name="T80">QDL fully supports adding virtual files systems with functions, but it is often easier to have a set of fixed mountes file systems that just come up automatically in the workspace every time. </text:span></text:p>
      <text:h text:style-name="Heading_20_2" text:outline-level="2"><text:bookmark-start text:name="__RefHeading___Toc6853_66498657"/><text:span text:style-name="T37">v</text:span>fs<text:bookmark-end text:name="__RefHeading___Toc6853_66498657"/></text:h>
      <text:p text:style-name="P118">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117"/>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4"><text:span text:style-name="T56">N</text:span>ame</text:p>
          </table:table-cell>
          <table:table-cell table:style-name="Table4.A1" office:value-type="string">
            <text:p text:style-name="P4">Req?</text:p>
          </table:table-cell>
          <table:table-cell table:style-name="Table4.A1" office:value-type="string">
            <text:p text:style-name="P4"><text:span text:style-name="T56">D</text:span>efault</text:p>
          </table:table-cell>
          <table:table-cell table:style-name="Table4.D1" office:value-type="string">
            <text:p text:style-name="P4"><text:span text:style-name="T56">D</text:span>escription</text:p>
          </table:table-cell>
        </table:table-row>
        <table:table-row>
          <table:table-cell table:style-name="Table4.A2" office:value-type="string">
            <text:p text:style-name="P23">type</text:p>
          </table:table-cell>
          <table:table-cell table:style-name="Table4.A2" office:value-type="string">
            <text:p text:style-name="P27">Y</text:p>
          </table:table-cell>
          <table:table-cell table:style-name="Table4.A2" office:value-type="string">
            <text:p text:style-name="P16">false</text:p>
          </table:table-cell>
          <table:table-cell table:style-name="Table4.D2" office:value-type="string">
            <text:p text:style-name="P24">The type of file system. This refers to the implementation. <text:span text:style-name="T37">See below</text:span></text:p>
          </table:table-cell>
        </table:table-row>
        <table:table-row>
          <table:table-cell table:style-name="Table4.A2" office:value-type="string">
            <text:p text:style-name="P23">access</text:p>
          </table:table-cell>
          <table:table-cell table:style-name="Table4.A2" office:value-type="string">
            <text:p text:style-name="P27">N</text:p>
          </table:table-cell>
          <table:table-cell table:style-name="Table4.A2" office:value-type="string">
            <text:p text:style-name="P27">r</text:p>
          </table:table-cell>
          <table:table-cell table:style-name="Table4.D2" office:value-type="string">
            <text:p text:style-name="P24">The permissions for this file system. “r” refers to readable and “w” to writeable, so to have read and write access, you need to set this to “rw”. </text:p>
          </table:table-cell>
        </table:table-row>
      </table:table>
      <text:h text:style-name="Heading_20_3" text:outline-level="3"/>
      <text:h text:style-name="P168" text:outline-level="3"><text:bookmark-start text:name="__RefHeading___Toc6857_66498657"/>Supported virtual file system types<text:bookmark-end text:name="__RefHeading___Toc6857_66498657"/></text:h>
      <text:p text:style-name="P25">The supported types are</text:p>
      <text:list text:style-name="L1">
        <text:list-item>
          <text:p text:style-name="P173">pass_through – passes through to the underlying file system. </text:p>
        </text:list-item>
        <text:list-item>
          <text:p text:style-name="P173">memory – only in memory</text:p>
        </text:list-item>
        <text:list-item>
          <text:p text:style-name="P173">mysql – backed by a mysql database</text:p>
        </text:list-item>
        <text:list-item>
          <text:p text:style-name="P173">zip – a mounted zip file. This is always read only, but allows you to treat the file as if it were just another directory.</text:p>
        </text:list-item>
      </text:list>
      <text:p text:style-name="P25">Each type has specific configuration parameters that are detailed below.</text:p>
      <text:h text:style-name="Heading_20_3" text:outline-level="3"><text:bookmark-start text:name="__RefHeading___Toc6859_66498657"/><text:soft-page-break/>Scheme<text:bookmark-end text:name="__RefHeading___Toc6859_66498657"/></text:h>
      <text:p text:style-name="P118">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119"><text:span text:style-name="T35">Where in the virtual file system you want this mounted. So if this is mounted at /</text:span>A/B<text:span text:style-name="T35"> then all paths that start with scheme#/A/B will be resolved in to this file system</text:span></text:p>
      <text:p text:style-name="P127">Supported virtual file system types</text:p>
      <text:p text:style-name="P128">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25">A pass-through virtual file system effectively treats a directory on the system as if it were its own separate file system. Note that since in server mode there is not direct access to the underlying file system (server<text:span text:style-name="T60">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65">A common use is to have a library of scripts on disk and add a passthrough in read-only mode to 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121">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120">In this case, the directory <text:s/><text:span text:style-name="T45">/home/ncsa/dev/qdl</text:span> is on the server and that will be mounted in the VFS at <text:span text:style-name="T45">/pt</text:span>. The system is read-only. <text:span text:style-name="T37">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oft-page-break/><text:span text:style-name="T37">m</text:span>emory<text:bookmark-end text:name="__RefHeading___Toc6867_66498657"/></text:h>
      <text:p text:style-name="P122">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65">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122"/>
      <text:p text:style-name="P122">In this case, a in-memory VFS will be created and mounted at /ramdisk. </text:p>
      <text:h text:style-name="Heading_20_2" text:outline-level="2"><text:bookmark-start text:name="__RefHeading___Toc6869_66498657"/><text:span text:style-name="T37">m</text:span>ysql<text:bookmark-end text:name="__RefHeading___Toc6869_66498657"/></text:h>
      <text:p text:style-name="P31">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text:span text:style-name="T56">N</text:span>ame</text:p>
          </table:table-cell>
          <table:table-cell table:style-name="Table5.A1" office:value-type="string">
            <text:p text:style-name="P2">Req?</text:p>
          </table:table-cell>
          <table:table-cell table:style-name="Table5.A1" office:value-type="string">
            <text:p text:style-name="P2"><text:span text:style-name="T56">D</text:span>efault</text:p>
          </table:table-cell>
          <table:table-cell table:style-name="Table5.D1" office:value-type="string">
            <text:p text:style-name="P2"><text:span text:style-name="T56">D</text:span>escription</text:p>
          </table:table-cell>
        </table:table-row>
        <table:table-row>
          <table:table-cell table:style-name="Table5.A2" office:value-type="string">
            <text:p text:style-name="P32">username</text:p>
          </table:table-cell>
          <table:table-cell table:style-name="Table5.A2" office:value-type="string">
            <text:p text:style-name="P26">Y</text:p>
          </table:table-cell>
          <table:table-cell table:style-name="Table5.A2" office:value-type="string">
            <text:p text:style-name="P15">-</text:p>
          </table:table-cell>
          <table:table-cell table:style-name="Table5.D2" office:value-type="string">
            <text:p text:style-name="P30">The name of the user with permission to access this database</text:p>
          </table:table-cell>
        </table:table-row>
        <table:table-row>
          <table:table-cell table:style-name="Table5.A2" office:value-type="string">
            <text:p text:style-name="P32">password</text:p>
          </table:table-cell>
          <table:table-cell table:style-name="Table5.A2" office:value-type="string">
            <text:p text:style-name="P32">Y</text:p>
          </table:table-cell>
          <table:table-cell table:style-name="Table5.A2" office:value-type="string">
            <text:p text:style-name="P15">-</text:p>
          </table:table-cell>
          <table:table-cell table:style-name="Table5.D2" office:value-type="string">
            <text:p text:style-name="P30">The password of the user </text:p>
          </table:table-cell>
        </table:table-row>
        <table:table-row>
          <table:table-cell table:style-name="Table5.A2" office:value-type="string">
            <text:p text:style-name="P32">schema</text:p>
          </table:table-cell>
          <table:table-cell table:style-name="Table5.A2" office:value-type="string">
            <text:p text:style-name="P32">Y</text:p>
          </table:table-cell>
          <table:table-cell table:style-name="Table5.A2" office:value-type="string">
            <text:p text:style-name="P15">-</text:p>
          </table:table-cell>
          <table:table-cell table:style-name="Table5.D2" office:value-type="string">
            <text:p text:style-name="P30">The schema (name of the database) that the table resides in</text:p>
          </table:table-cell>
        </table:table-row>
        <table:table-row>
          <table:table-cell table:style-name="Table5.A2" office:value-type="string">
            <text:p text:style-name="P32">tablename</text:p>
          </table:table-cell>
          <table:table-cell table:style-name="Table5.A2" office:value-type="string">
            <text:p text:style-name="P32">Y</text:p>
          </table:table-cell>
          <table:table-cell table:style-name="Table5.A2" office:value-type="string">
            <text:p text:style-name="P15">-</text:p>
          </table:table-cell>
          <table:table-cell table:style-name="Table5.D2" office:value-type="string">
            <text:p text:style-name="P30">The name of the table</text:p>
          </table:table-cell>
        </table:table-row>
        <table:table-row>
          <table:table-cell table:style-name="Table5.A2" office:value-type="string">
            <text:p text:style-name="P32">parameters</text:p>
          </table:table-cell>
          <table:table-cell table:style-name="Table5.A2" office:value-type="string">
            <text:p text:style-name="P32">N</text:p>
          </table:table-cell>
          <table:table-cell table:style-name="Table5.A2" office:value-type="string">
            <text:p text:style-name="P15">-</text:p>
          </table:table-cell>
          <table:table-cell table:style-name="Table5.D2" office:value-type="string">
            <text:p text:style-name="P30">Additional connection parameters. These may or may not be required and vary based on how the database system is configured.</text:p>
          </table:table-cell>
        </table:table-row>
      </table:table>
      <text:p text:style-name="P31"/>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6">qdl-user</text:span>"</text:p>
      <text:p text:style-name="Preformatted_20_Text"><text:s text:c="11"/>password="<text:span text:style-name="T36">w00fw00f</text:span>"</text:p>
      <text:p text:style-name="Preformatted_20_Text"><text:s text:c="11"/>schema="<text:span text:style-name="T36">qdl</text:span>"</text:p>
      <text:p text:style-name="Preformatted_20_Text"><text:s text:c="11"/>tablename="vfs_<text:span text:style-name="T36">table</text:span>"</text:p>
      <text:p text:style-name="Preformatted_20_Text"><text:s text:c="11"/>parameters="useJDBCCompliantTimezoneShift=true"/&gt;</text:p>
      <text:p text:style-name="Preformatted_20_Text"><text:s/>&lt;/vfs&gt;</text:p>
      <text:p text:style-name="Preformatted_20_Text"/>
      <text:p text:style-name="Text_20_body"><text:span text:style-name="T36">In this example, the VFS is mounted at /mysql and the scheme is qdl-vfs.. The system is readable and writeable. The connection parameters are also provided. </text:span><text:s text:c="7"/></text:p>
      <text:p text:style-name="Preformatted_20_Text"><text:soft-page-break/></text:p>
      <text:h text:style-name="Heading_20_2" text:outline-level="2"><text:bookmark-start text:name="__RefHeading___Toc6871_66498657"/><text:span text:style-name="T37">z</text:span>ip<text:bookmark-end text:name="__RefHeading___Toc6871_66498657"/></text:h>
      <text:p text:style-name="P123">This mounts a zip (compressed file, also includes java jar files). Due to the internal structure of such files, they cannot be made writeable. <text:span text:style-name="T60">(In point of fact, the entire file has to be recompressed an</text:span><text:span text:style-name="T65">d</text:span><text:span text:style-name="T60"> rewritten with each update because zip files keep a table of things that have been compressed. This means while we </text:span><text:span text:style-name="T6">could</text:span><text:span text:style-name="T15"> make one writeable, the overhead and performance are </text:span><text:span text:style-name="T16">truly </text:span><text:span text:style-name="T15">miserable as an active file system.</text:span><text:span text:style-name="T60">) </text:span><text:span text:style-name="T65">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123">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123">In this case, the file located at <text:span text:style-name="T45">/home/ncsa/dev/resources/vfs-test/vfs-test.zip</text:span> will be mounted in the VFS at <text:span text:style-name="T45">/zip</text:span>.</text:p>
      <text:h text:style-name="Heading_20_1" text:outline-level="1"><text:bookmark-start text:name="__RefHeading___Toc6830_66498657"/><text:span text:style-name="T37">m</text:span>odules<text:bookmark-end text:name="__RefHeading___Toc6830_66498657"/></text:h>
      <text:p text:style-name="P143"><text:span text:style-name="T37">This element simply holds module elements and has </text:span><text:span text:style-name="T81">a single optional attribute</text:span></text:p>
      <text:p text:style-name="P144"/>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9"><text:span text:style-name="T54">N</text:span>ame</text:p>
          </table:table-cell>
          <table:table-cell table:style-name="Table9.A1" office:value-type="string">
            <text:p text:style-name="P9">Req?</text:p>
          </table:table-cell>
          <table:table-cell table:style-name="Table9.A1" office:value-type="string">
            <text:p text:style-name="P9"><text:span text:style-name="T54">D</text:span>efault</text:p>
          </table:table-cell>
          <table:table-cell table:style-name="Table9.D1" office:value-type="string">
            <text:p text:style-name="P10"><text:span text:style-name="T54">D</text:span>escription</text:p>
          </table:table-cell>
        </table:table-row>
        <table:table-row>
          <table:table-cell table:style-name="Table9.A2" office:value-type="string">
            <text:p text:style-name="P77">libLoader</text:p>
          </table:table-cell>
          <table:table-cell table:style-name="Table9.A2" office:value-type="string">
            <text:p text:style-name="P77">N</text:p>
          </table:table-cell>
          <table:table-cell table:style-name="Table9.A2" office:value-type="string">
            <text:p text:style-name="P59">-</text:p>
          </table:table-cell>
          <table:table-cell table:style-name="Table9.D2" office:value-type="string">
            <text:p text:style-name="P78">An implementation of the interface edu.uiuc.ncsa.qdl.state.LibLoader. This adds an entry to <text:s/>the info().lib. </text:p>
          </table:table-cell>
        </table:table-row>
        <table:table-row>
          <table:table-cell table:style-name="Table9.A2" office:value-type="string">
            <text:p text:style-name="P97">version</text:p>
          </table:table-cell>
          <table:table-cell table:style-name="Table9.A2" office:value-type="string">
            <text:p text:style-name="P97">N</text:p>
          </table:table-cell>
          <table:table-cell table:style-name="Table9.A2" office:value-type="string">
            <text:p text:style-name="P97">1.0</text:p>
          </table:table-cell>
          <table:table-cell table:style-name="Table9.D2" office:value-type="string">
            <text:p text:style-name="Table_20_Contents"><text:span text:style-name="T94">Which type of import to do. Version 2.0 is the equivalent of </text:span><text:span text:style-name="T42">load</text:span><text:span text:style-name="T94"> and version 1.0 of </text:span><text:span text:style-name="T42">module_load.</text:span></text:p>
          </table:table-cell>
        </table:table-row>
      </table:table>
      <text:p text:style-name="Standard"/>
      <text:p text:style-name="P111"><text:span text:style-name="T82">If this attribute is omitted, then nothing is added. If you issue </text:span><text:span text:style-name="T43">info().lib</text:span><text:span text:style-name="T82"> then you will get a listing of the default tools. <text:s/>The contents are simple keys that can be fed to </text:span><text:span text:style-name="T43">module_load</text:span><text:span text:style-name="T82"> </text:span><text:span text:style-name="T94">(1.0) or </text:span><text:span text:style-name="T43">load</text:span><text:span text:style-name="T82"> <text:s/></text:span><text:span text:style-name="T94">(2.0) </text:span><text:span text:style-name="T82">as java modules. The individual elements are the key and the fully qualified path (in Java) to the loader for the module.</text:span></text:p>
      <text:h text:style-name="P165" text:outline-level="2"><text:bookmark-start text:name="__RefHeading___Toc6875_66498657"/><text:soft-page-break/><text:span text:style-name="T37">M</text:span>odule<text:bookmark-end text:name="__RefHeading___Toc6875_66498657"/></text:h>
      <text:p text:style-name="Text_20_body"><text:span text:style-name="T37">A module is an encapsulated unit of code. You may write them in QDL using the </text:span><text:span text:style-name="T39">module[]body[] </text:span><text:span text:style-name="T54">construct or you can also write them in Java and import them. </text:span><text:span text:style-name="T93">This element just loads and does some basic imports. If you need something with more logic, consider setting and using a boot script </text:span><text:span text:style-name="T94">(see </text:span><text:span text:style-name="T42">boot_script</text:span><text:span text:style-name="T94"> above) </text:span><text:span text:style-name="T93">on startup instead. </text:span><text:span text:style-name="T95">Remeber that a loader may load a network of modules with complex dependencies which are impossible to capture in a relatively static configuration file. This is why there are boot scripts.</text:span></text:p>
      <text:h text:style-name="P169" text:outline-level="3">The DTD</text:h>
      <text:p text:style-name="Preformatted_20_Text">&lt;!DOCTYPE modules [<text:line-break/> <text:s text:c="7"/>&lt;!ELEMENT modules (module)*&gt;<text:line-break/> <text:s text:c="7"/>&lt;!ATTLIST modules<text:line-break/> <text:s text:c="15"/>libLoader CDATA #<text:span text:style-name="T53">IMPLIED</text:span><text:line-break/> <text:s text:c="15"/>version CDATA #<text:span text:style-name="T53">IMPLIED</text:span>&gt;<text:line-break/> <text:s text:c="7"/>&lt;!ELEMENT module (class_name|path)*&gt;<text:line-break/> <text:s text:c="7"/>&lt;!ATTLIST module<text:line-break/> <text:s text:c="15"/>import_on_start CDATA #<text:span text:style-name="T53">IMPLIED</text:span><text:line-break/> <text:s text:c="15"/>type CDATA #REQUIRED&gt;<text:line-break/> <text:s text:c="7"/>&lt;!ELEMENT class_name (#PCDATA)&gt;<text:line-break/> <text:s text:c="7"/>&lt;!ELEMENT path (#PCDATA)&gt;<text:line-break/> <text:s text:c="7"/>]&gt;</text:p>
      <text:p text:style-name="P109"/>
      <text:p text:style-name="P109"/>
      <text:h text:style-name="P169" text:outline-level="3">The module element</text:h>
      <text:p text:style-name="P98">This controls the loading of modules and some very basic import of them. </text:p>
      <text:p text:style-name="P110"/>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89"><text:span text:style-name="T54">N</text:span>ame</text:p>
          </table:table-cell>
          <table:table-cell table:style-name="Table10.A1" office:value-type="string">
            <text:p text:style-name="P89">Req?</text:p>
          </table:table-cell>
          <table:table-cell table:style-name="Table10.A1" office:value-type="string">
            <text:p text:style-name="P89"><text:span text:style-name="T54">D</text:span>efault</text:p>
          </table:table-cell>
          <table:table-cell table:style-name="Table10.D1" office:value-type="string">
            <text:p text:style-name="P89"><text:span text:style-name="T54">D</text:span>escription</text:p>
          </table:table-cell>
        </table:table-row>
        <table:table-row>
          <table:table-cell table:style-name="Table10.A2" office:value-type="string">
            <text:p text:style-name="P83">lib_<text:span text:style-name="T86">l</text:span>oader</text:p>
          </table:table-cell>
          <table:table-cell table:style-name="Table10.A2" office:value-type="string">
            <text:p text:style-name="P34">Y</text:p>
          </table:table-cell>
          <table:table-cell table:style-name="Table10.A2" office:value-type="string">
            <text:p text:style-name="P60">-</text:p>
          </table:table-cell>
          <table:table-cell table:style-name="Table10.D2" office:value-type="string">
            <text:p text:style-name="P94">A wholly optional Java implementation of the LibLoader interfacefor your custom modules so they display nicely in the workspace. <text:s/>This is really only intended for hard-core QDL system programmers writing their extensions in Java.</text:p>
          </table:table-cell>
        </table:table-row>
        <table:table-row>
          <table:table-cell table:style-name="Table10.A2" office:value-type="string">
            <text:p text:style-name="P83">version</text:p>
          </table:table-cell>
          <table:table-cell table:style-name="Table10.A2" office:value-type="string">
            <text:p text:style-name="P34">N</text:p>
          </table:table-cell>
          <table:table-cell table:style-name="Table10.A2" office:value-type="string">
            <text:p text:style-name="P84">1.0</text:p>
          </table:table-cell>
          <table:table-cell table:style-name="Table10.D2" office:value-type="string">
            <text:p text:style-name="P85">The version. Versions supported are 1.0 (previous system that supported <text:span text:style-name="T38">module_load, module_import</text:span> etc.) or 2.0 (new system that support <text:span text:style-name="T38">load, module use</text:span> etc.)</text:p>
          </table:table-cell>
        </table:table-row>
        <table:table-row>
          <table:table-cell table:style-name="Table10.A2" office:value-type="string">
            <text:p text:style-name="P84">fail_on_error</text:p>
          </table:table-cell>
          <table:table-cell table:style-name="Table10.A2" office:value-type="string">
            <text:p text:style-name="P84">N</text:p>
          </table:table-cell>
          <table:table-cell table:style-name="Table10.A2" office:value-type="string">
            <text:p text:style-name="P84">false</text:p>
          </table:table-cell>
          <table:table-cell table:style-name="Table10.D2" office:value-type="string">
            <text:p text:style-name="P85">Globally set this for all modules. If true, then any error loading a module will cause the entire load to abort. Otherwise, the errors are logged and the module is simply skipped.</text:p>
          </table:table-cell>
        </table:table-row>
        <table:table-row>
          <table:table-cell table:style-name="Table10.A2" office:value-type="string">
            <text:p text:style-name="P84">import_on_start</text:p>
          </table:table-cell>
          <table:table-cell table:style-name="Table10.A2" office:value-type="string">
            <text:p text:style-name="P84">N</text:p>
          </table:table-cell>
          <table:table-cell table:style-name="Table10.A2" office:value-type="string">
            <text:p text:style-name="P84">false</text:p>
          </table:table-cell>
          <table:table-cell table:style-name="Table10.D2" office:value-type="string">
            <text:p text:style-name="P85">Globally set for all modules. Do the import on start, so the module is completely ready for use once the workspace is done loading.</text:p>
          </table:table-cell>
        </table:table-row>
      </table:table>
      <text:p text:style-name="Standard"/>
      <text:p text:style-name="Standard">The <text:span text:style-name="T86">lib_loader is an implementation of the </text:span><text:a xlink:type="simple" xlink:href="https://qdl-lang.org/apidocs/edu/uiuc/ncsa/qdl/state/LibLoader.html" text:style-name="Internet_20_link" text:visited-style-name="Visited_20_Internet_20_Link"><text:span text:style-name="T86">LibLoader</text:span></text:a><text:span text:style-name="T86"> interface. <text:s/></text:span></text:p>
      <text:h text:style-name="P170" text:outline-level="3"><text:bookmark-start text:name="__RefHeading___Toc6889_66498657"/>Attribute<text:span text:style-name="T37">s</text:span><text:bookmark-end text:name="__RefHeading___Toc6889_66498657"/></text:h>
      <text:p text:style-name="P35"/>
      <table:table table:name="Table6" table:style-name="Table6">
        <table:table-column table:style-name="Table6.A"/>
        <table:table-column table:style-name="Table6.B"/>
        <table:table-column table:style-name="Table6.C"/>
        <table:table-column table:style-name="Table6.D"/>
        <text:soft-page-break/>
        <table:table-row>
          <table:table-cell table:style-name="Table6.A1" office:value-type="string">
            <text:p text:style-name="P88"><text:span text:style-name="T54">N</text:span>ame</text:p>
          </table:table-cell>
          <table:table-cell table:style-name="Table6.A1" office:value-type="string">
            <text:p text:style-name="P88">Req?</text:p>
          </table:table-cell>
          <table:table-cell table:style-name="Table6.A1" office:value-type="string">
            <text:p text:style-name="P88"><text:span text:style-name="T54">D</text:span>efault</text:p>
          </table:table-cell>
          <table:table-cell table:style-name="Table6.D1" office:value-type="string">
            <text:p text:style-name="P88"><text:span text:style-name="T54">D</text:span>escription</text:p>
          </table:table-cell>
        </table:table-row>
        <table:table-row>
          <table:table-cell table:style-name="Table6.A2" office:value-type="string">
            <text:p text:style-name="P33">typ<text:span text:style-name="T54">e</text:span></text:p>
          </table:table-cell>
          <table:table-cell table:style-name="Table6.A2" office:value-type="string">
            <text:p text:style-name="P33">Y</text:p>
          </table:table-cell>
          <table:table-cell table:style-name="Table6.A2" office:value-type="string">
            <text:p text:style-name="P58">-</text:p>
          </table:table-cell>
          <table:table-cell table:style-name="Table6.D2" office:value-type="string">
            <text:p text:style-name="P57">The type of the module. Options are <text:span text:style-name="T2">java</text:span> or <text:span text:style-name="T2">qdl</text:span><text:span text:style-name="T26">.</text:span></text:p>
          </table:table-cell>
        </table:table-row>
        <table:table-row>
          <table:table-cell table:style-name="Table6.A2" office:value-type="string">
            <text:p text:style-name="P33">import_on_start</text:p>
          </table:table-cell>
          <table:table-cell table:style-name="Table6.A2" office:value-type="string">
            <text:p text:style-name="P33">N</text:p>
          </table:table-cell>
          <table:table-cell table:style-name="Table6.A2" office:value-type="string">
            <text:p text:style-name="P84">false</text:p>
          </table:table-cell>
          <table:table-cell table:style-name="Table6.D2" office:value-type="string">
            <text:p text:style-name="P87"><text:span text:style-name="T85">Load this when the system starts. </text:span><text:span text:style-name="T87">This overrides the global setting in the modules tag.</text:span></text:p>
          </table:table-cell>
        </table:table-row>
        <table:table-row>
          <table:table-cell table:style-name="Table6.A2" office:value-type="string">
            <text:p text:style-name="P84">fail_on_error</text:p>
          </table:table-cell>
          <table:table-cell table:style-name="Table6.A2" office:value-type="string">
            <text:p text:style-name="P84">N</text:p>
          </table:table-cell>
          <table:table-cell table:style-name="Table6.A2" office:value-type="string">
            <text:p text:style-name="P84">false</text:p>
          </table:table-cell>
          <table:table-cell table:style-name="Table6.D2" office:value-type="string">
            <text:p text:style-name="P85">When true, if there is a problem loading this module, fail. Overrides the global setting in the module tag.</text:p>
          </table:table-cell>
        </table:table-row>
        <table:table-row>
          <table:table-cell table:style-name="Table6.A2" office:value-type="string">
            <text:p text:style-name="P84">use</text:p>
          </table:table-cell>
          <table:table-cell table:style-name="Table6.A2" office:value-type="string">
            <text:p text:style-name="P84">N</text:p>
          </table:table-cell>
          <table:table-cell table:style-name="Table6.A2" office:value-type="string">
            <text:p text:style-name="P84">false</text:p>
          </table:table-cell>
          <table:table-cell table:style-name="Table6.D2" office:value-type="string">
            <text:p text:style-name="P85">If true, executes the load as a <text:span text:style-name="T38">use</text:span> so that the entire module is dumped into the top-level scope for the workspace.</text:p>
          </table:table-cell>
        </table:table-row>
        <table:table-row>
          <table:table-cell table:style-name="Table6.A2" office:value-type="string">
            <text:p text:style-name="P84">var</text:p>
          </table:table-cell>
          <table:table-cell table:style-name="Table6.A2" office:value-type="string">
            <text:p text:style-name="P33"/>
          </table:table-cell>
          <table:table-cell table:style-name="Table6.A2" office:value-type="string">
            <text:p text:style-name="P33"/>
          </table:table-cell>
          <table:table-cell table:style-name="Table6.D2" office:value-type="string">
            <text:p text:style-name="P85">Assumes the version is 2.0. This will assign the imported module to this variable.</text:p>
          </table:table-cell>
        </table:table-row>
        <table:table-row>
          <table:table-cell table:style-name="Table6.A2" office:value-type="string">
            <text:p text:style-name="P84">version</text:p>
          </table:table-cell>
          <table:table-cell table:style-name="Table6.A2" office:value-type="string">
            <text:p text:style-name="P84">N</text:p>
          </table:table-cell>
          <table:table-cell table:style-name="Table6.A2" office:value-type="string">
            <text:p text:style-name="P84">1.0</text:p>
          </table:table-cell>
          <table:table-cell table:style-name="Table6.D2" office:value-type="string">
            <text:p text:style-name="P85">See note. If you are setting this to be version 2.0, </text:p>
          </table:table-cell>
        </table:table-row>
      </table:table>
      <text:p text:style-name="P106"/>
      <text:p text:style-name="P145">The elements that are allowed in a module are</text:p>
      <text:h text:style-name="Heading_20_3" text:outline-level="3"><text:bookmark-start text:name="__RefHeading___Toc6877_66498657"/>class_name<text:bookmark-end text:name="__RefHeading___Toc6877_66498657"/></text:h>
      <text:p text:style-name="P35">(Java only modules) the name of the module. This must have a no-argument constructor and conform to the requirements for a java module.</text:p>
      <text:h text:style-name="Heading_20_3" text:outline-level="3"><text:bookmark-start text:name="__RefHeading___Toc6879_66498657"/><text:span text:style-name="T55">p</text:span>ath<text:bookmark-end text:name="__RefHeading___Toc6879_66498657"/></text:h>
      <text:p text:style-name="P35">(For native QDL modules only) the path to the file that contains a QDL module. <text:span text:style-name="T89">If you have specified a module path,(in the </text:span><text:span text:style-name="T41">qdl</text:span><text:span text:style-name="T89"> tag) then this may be relative to that.</text:span></text:p>
      <text:p text:style-name="Heading">Example</text:p>
      <text:p text:style-name="P151"><text:bookmark-start text:name="__RefHeading___Toc6832_66498657"/><text:s text:c="6"/>&lt;modules <text:span text:style-name="T88">lib_loader="classpath.to.implementation"</text:span>&gt;<text:bookmark-end text:name="__RefHeading___Toc6832_66498657"/></text:p>
      <text:p text:style-name="Preformatted_20_Text"><text:s text:c="12"/>&lt;module type="java"&gt;</text:p>
      <text:p text:style-name="Preformatted_20_Text"><text:s text:c="16"/>&lt;class_name&gt;edu.uiuc.ncsa.qdl.extensions.QDLLoaderImp&lt;/class_name&gt;</text:p>
      <text:p text:style-name="Preformatted_20_Text"><text:s text:c="12"/>&lt;/module&gt;</text:p>
      <text:p text:style-name="P150"><text:s text:c="12"/>&lt;module type="qdl" </text:p>
      <text:p text:style-name="P86"><text:s text:c="20"/>version="2.0" </text:p>
      <text:p text:style-name="P150"><text:s text:c="20"/><text:span text:style-name="T87">import_on_start="true"</text:span></text:p>
      <text:p text:style-name="P150"><text:span text:style-name="T87"><text:s text:c="20"/>var="my_module"</text:span>&gt;</text:p>
      <text:p text:style-name="Preformatted_20_Text"><text:s text:c="16"/>&lt;path&gt;relative/path/module.qdl&lt;/path&gt;</text:p>
      <text:p text:style-name="Preformatted_20_Text"><text:s text:c="12"/>&lt;/module&gt;</text:p>
      <text:p text:style-name="Preformatted_20_Text"><text:s text:c="8"/>&lt;/modules&gt;</text:p>
      <text:p text:style-name="Preformatted_20_Text"/>
      <text:p text:style-name="P35">In this case, two modules are <text:span text:style-name="T55">loaded</text:span>. <text:span text:style-name="T55">The java module is </text:span><text:span text:style-name="T87">not </text:span><text:span text:style-name="T55">imported but the qdl module is, </text:span><text:span text:style-name="T87">and is assigned to the variable </text:span><text:span text:style-name="T40">my_module</text:span><text:span text:style-name="T55">. </text:span><text:s/><text:span text:style-name="T88">The info() function is updated so that custom modules are displayed as per the lib_loader. Note that omitting a lib_loader just means you have to type in the class name when loading it, nothing else.</text:span></text:p>
      <text:h text:style-name="P162" text:outline-level="1"><text:bookmark-start text:name="__RefHeading___Toc6881_66498657"/><text:span text:style-name="T57">w</text:span>orkspace<text:bookmark-end text:name="__RefHeading___Toc6881_66498657"/></text:h>
      <text:p text:style-name="P130">This element corresponds to the workspace and its function (as opposed to configuring the interpreter.)</text:p>
      <text:h text:style-name="Heading_20_2" text:outline-level="2"><text:bookmark-start text:name="__RefHeading___Toc6839_66498657"/><text:soft-page-break/>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0"><text:span text:style-name="T56">N</text:span>ame</text:p>
          </table:table-cell>
          <table:table-cell table:style-name="Table1.A1" office:value-type="string">
            <text:p text:style-name="P90">Req?</text:p>
          </table:table-cell>
          <table:table-cell table:style-name="Table1.A1" office:value-type="string">
            <text:p text:style-name="P90"><text:span text:style-name="T56">D</text:span>efault</text:p>
          </table:table-cell>
          <table:table-cell table:style-name="Table1.D1" office:value-type="string">
            <text:p text:style-name="P92"><text:span text:style-name="T56">D</text:span>escription</text:p>
          </table:table-cell>
        </table:table-row>
        <table:table-row>
          <table:table-cell table:style-name="Table1.A2" office:value-type="string">
            <text:p text:style-name="P48">autosaveInterval</text:p>
          </table:table-cell>
          <table:table-cell table:style-name="Table1.A2" office:value-type="string">
            <text:p text:style-name="P48">N</text:p>
          </table:table-cell>
          <table:table-cell table:style-name="Table1.A2" office:value-type="string">
            <text:p text:style-name="P48">600000</text:p>
          </table:table-cell>
          <table:table-cell table:style-name="Table1.D2" office:value-type="string">
            <text:p text:style-name="P49">The length of time between automatic saves of the workspace. This may be given with no units (assumed to be milliseconds) or may have either “ms” or “sec” appended.</text:p>
          </table:table-cell>
        </table:table-row>
        <table:table-row>
          <table:table-cell table:style-name="Table1.A2" office:value-type="string">
            <text:p text:style-name="P48">autosaveMessagesOn</text:p>
          </table:table-cell>
          <table:table-cell table:style-name="Table1.A2" office:value-type="string">
            <text:p text:style-name="P48">N</text:p>
          </table:table-cell>
          <table:table-cell table:style-name="Table1.A2" office:value-type="string">
            <text:p text:style-name="P48">true</text:p>
          </table:table-cell>
          <table:table-cell table:style-name="Table1.D2" office:value-type="string">
            <text:p text:style-name="P49">Whether ot not to print out the regular save messages whenever the workspace is autosaved. </text:p>
          </table:table-cell>
        </table:table-row>
        <table:table-row>
          <table:table-cell table:style-name="Table1.A2" office:value-type="string">
            <text:p text:style-name="P48">AutosaveOn</text:p>
          </table:table-cell>
          <table:table-cell table:style-name="Table1.A2" office:value-type="string">
            <text:p text:style-name="P48">N</text:p>
          </table:table-cell>
          <table:table-cell table:style-name="Table1.A2" office:value-type="string">
            <text:p text:style-name="P48">false</text:p>
          </table:table-cell>
          <table:table-cell table:style-name="Table1.D2" office:value-type="string">
            <text:p text:style-name="P49">Enable the autosave feature for the workspace. You must configure saves to work right</text:p>
          </table:table-cell>
        </table:table-row>
        <table:table-row>
          <table:table-cell table:style-name="Table1.A2" office:value-type="string">
            <text:p text:style-name="P3">echoModeOn</text:p>
          </table:table-cell>
          <table:table-cell table:style-name="Table1.A2" office:value-type="string">
            <text:p text:style-name="P3">N</text:p>
          </table:table-cell>
          <table:table-cell table:style-name="Table1.A2" office:value-type="string">
            <text:p text:style-name="P3">true</text:p>
          </table:table-cell>
          <table:table-cell table:style-name="Table1.D2" office:value-type="string">
            <text:p text:style-name="P13">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3">verbose</text:p>
          </table:table-cell>
          <table:table-cell table:style-name="Table1.A2" office:value-type="string">
            <text:p text:style-name="P3">N</text:p>
          </table:table-cell>
          <table:table-cell table:style-name="Table1.A2" office:value-type="string">
            <text:p text:style-name="P3">false</text:p>
          </table:table-cell>
          <table:table-cell table:style-name="Table1.D2" office:value-type="string">
            <text:p text:style-name="P13">Be chatty during operation. This prints out extra information.</text:p>
          </table:table-cell>
        </table:table-row>
        <table:table-row>
          <table:table-cell table:style-name="Table1.A2" office:value-type="string">
            <text:p text:style-name="P36">showBanner</text:p>
          </table:table-cell>
          <table:table-cell table:style-name="Table1.A2" office:value-type="string">
            <text:p text:style-name="P36">N</text:p>
          </table:table-cell>
          <table:table-cell table:style-name="Table1.A2" office:value-type="string">
            <text:p text:style-name="P36">true</text:p>
          </table:table-cell>
          <table:table-cell table:style-name="Table1.D2" office:value-type="string">
            <text:p text:style-name="P38">Show the banner at workspace startup. <text:span text:style-name="T58">Only a minimal startup message will be shown so you know the workspace started normally.</text:span></text:p>
          </table:table-cell>
        </table:table-row>
        <table:table-row>
          <table:table-cell table:style-name="Table1.A2" office:value-type="string">
            <text:p text:style-name="P79">logo</text:p>
          </table:table-cell>
          <table:table-cell table:style-name="Table1.A2" office:value-type="string">
            <text:p text:style-name="P79">N</text:p>
          </table:table-cell>
          <table:table-cell table:style-name="Table1.A2" office:value-type="string">
            <text:p text:style-name="P79">default</text:p>
          </table:table-cell>
          <table:table-cell table:style-name="Table1.D2" office:value-type="string">
            <text:p text:style-name="P80">Which logo to use. Options are roman, times, os2, fraktur, small, default and none (which is the same as showBanner=”false”). <text:s text:c="2"/></text:p>
          </table:table-cell>
        </table:table-row>
        <table:table-row>
          <table:table-cell table:style-name="Table1.A2" office:value-type="string">
            <text:p text:style-name="P171">preprocessor</text:p>
          </table:table-cell>
          <table:table-cell table:style-name="Table1.A2" office:value-type="string">
            <text:p text:style-name="P171">N</text:p>
          </table:table-cell>
          <table:table-cell table:style-name="Table1.A2" office:value-type="string">
            <text:p text:style-name="P171">off</text:p>
          </table:table-cell>
          <table:table-cell table:style-name="Table1.D2" office:value-type="string">
            <text:p text:style-name="P172">Whether to enable the QDL preprocessor to run.</text:p>
          </table:table-cell>
        </table:table-row>
        <table:table-row>
          <table:table-cell table:style-name="Table1.A2" office:value-type="string">
            <text:p text:style-name="P36">prettyPrint</text:p>
          </table:table-cell>
          <table:table-cell table:style-name="Table1.A2" office:value-type="string">
            <text:p text:style-name="P39">N</text:p>
          </table:table-cell>
          <table:table-cell table:style-name="Table1.A2" office:value-type="string">
            <text:p text:style-name="P39">false</text:p>
          </table:table-cell>
          <table:table-cell table:style-name="Table1.D2" office:value-type="string">
            <text:p text:style-name="P40">Turn on vertical printing of stems by default.</text:p>
          </table:table-cell>
        </table:table-row>
        <table:table-row>
          <table:table-cell table:style-name="Table1.A2" office:value-type="string">
            <text:p text:style-name="P95">terminalType,<text:line-break/><text:span text:style-name="T91">tty</text:span></text:p>
          </table:table-cell>
          <table:table-cell table:style-name="Table1.A2" office:value-type="string">
            <text:p text:style-name="P95">N</text:p>
          </table:table-cell>
          <table:table-cell table:style-name="Table1.A2" office:value-type="string">
            <text:p text:style-name="P95">text</text:p>
          </table:table-cell>
          <table:table-cell table:style-name="Table1.D2" office:value-type="string">
            <text:p text:style-name="P96">Set the terminal type. Options are text (<text:span text:style-name="T4">very</text:span> basic), ansi (ISO 6429) and swing. <text:span text:style-name="T90">This may be overridden from the command line with the -tty parameter. </text:span><text:span text:style-name="T92">You can use either of the names at left. </text:span></text:p>
          </table:table-cell>
        </table:table-row>
        <table:table-row>
          <table:table-cell table:style-name="Table1.A2" office:value-type="string">
            <text:p text:style-name="P36"><text:s/>use_editor</text:p>
          </table:table-cell>
          <table:table-cell table:style-name="Table1.A2" office:value-type="string">
            <text:p text:style-name="P54">N</text:p>
          </table:table-cell>
          <table:table-cell table:style-name="Table1.A2" office:value-type="string">
            <text:p text:style-name="P54">false</text:p>
          </table:table-cell>
          <table:table-cell table:style-name="Table1.D2" office:value-type="string">
            <text:p text:style-name="P55">If an external is to be used. You must set the editor_name if this is enabled. </text:p>
          </table:table-cell>
        </table:table-row>
        <table:table-row>
          <table:table-cell table:style-name="Table1.A2" office:value-type="string">
            <text:p text:style-name="P37">editor_name</text:p>
          </table:table-cell>
          <table:table-cell table:style-name="Table1.A2" office:value-type="string">
            <text:p text:style-name="P54">N</text:p>
          </table:table-cell>
          <table:table-cell table:style-name="Table1.A2" office:value-type="string">
            <text:p text:style-name="P39">-</text:p>
          </table:table-cell>
          <table:table-cell table:style-name="Table1.D2" office:value-type="string">
            <text:p text:style-name="P55">the (nick)name you gave to the editor in the <text:span text:style-name="T2">editors</text:span><text:span text:style-name="T26"> section of this file.</text:span></text:p>
          </table:table-cell>
        </table:table-row>
        <table:table-row>
          <table:table-cell table:style-name="Table1.A2" office:value-type="string">
            <text:p text:style-name="P63">save_dir</text:p>
          </table:table-cell>
          <table:table-cell table:style-name="Table1.A2" office:value-type="string">
            <text:p text:style-name="P63">N</text:p>
          </table:table-cell>
          <table:table-cell table:style-name="Table1.A2" office:value-type="string">
            <text:p text:style-name="P17">-</text:p>
          </table:table-cell>
          <table:table-cell table:style-name="Table1.D2" office:value-type="string">
            <text:p text:style-name="P64">The directory to use for saved workspaces. If this is not set, then a default of $QDL_HOME/var/ws will be used. You can also set this in the workspace.</text:p>
          </table:table-cell>
        </table:table-row>
      </table:table>
      <text:p text:style-name="P102"/>
      <text:h text:style-name="P166" text:outline-level="2">font</text:h>
      <text:p text:style-name="P154">This configures the font. The allowed properties are</text:p>
      <text:p text:style-name="P154"/>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91"><text:span text:style-name="T56">N</text:span>ame</text:p>
          </table:table-cell>
          <table:table-cell table:style-name="Table11.A1" office:value-type="string">
            <text:p text:style-name="P91">Req?</text:p>
          </table:table-cell>
          <table:table-cell table:style-name="Table11.A1" office:value-type="string">
            <text:p text:style-name="P91"><text:span text:style-name="T56">D</text:span>efault</text:p>
          </table:table-cell>
          <table:table-cell table:style-name="Table11.D1" office:value-type="string">
            <text:p text:style-name="P93"><text:span text:style-name="T56">D</text:span>escription</text:p>
          </table:table-cell>
        </table:table-row>
        <table:table-row>
          <table:table-cell table:style-name="Table11.A2" office:value-type="string">
            <text:p text:style-name="P155">name</text:p>
          </table:table-cell>
          <table:table-cell table:style-name="Table11.A2" office:value-type="string">
            <text:p text:style-name="P155">Y</text:p>
          </table:table-cell>
          <table:table-cell table:style-name="Table11.A2" office:value-type="string">
            <text:p text:style-name="P155">-</text:p>
          </table:table-cell>
          <table:table-cell table:style-name="Table11.D2" office:value-type="string">
            <text:p text:style-name="P153">The name of the font.</text:p>
          </table:table-cell>
        </table:table-row>
        <text:soft-page-break/>
        <table:table-row>
          <table:table-cell table:style-name="Table11.A2" office:value-type="string">
            <text:p text:style-name="P155">style</text:p>
          </table:table-cell>
          <table:table-cell table:style-name="Table11.A2" office:value-type="string">
            <text:p text:style-name="P155">N</text:p>
          </table:table-cell>
          <table:table-cell table:style-name="Table11.A2" office:value-type="string">
            <text:p text:style-name="P155">-</text:p>
          </table:table-cell>
          <table:table-cell table:style-name="Table11.D2" office:value-type="string">
            <text:p text:style-name="P156"><text:span text:style-name="T96">The style of the font. Options are </text:span><text:span text:style-name="T44">plain</text:span>,<text:span text:style-name="T44"> bold</text:span>,<text:span text:style-name="T44"> italic </text:span>or<text:span text:style-name="T44"> bold+italic</text:span></text:p>
          </table:table-cell>
        </table:table-row>
        <table:table-row>
          <table:table-cell table:style-name="Table11.A2" office:value-type="string">
            <text:p text:style-name="P155">size</text:p>
          </table:table-cell>
          <table:table-cell table:style-name="Table11.A2" office:value-type="string">
            <text:p text:style-name="P155">N</text:p>
          </table:table-cell>
          <table:table-cell table:style-name="Table11.A2" office:value-type="string">
            <text:p text:style-name="P155">-</text:p>
          </table:table-cell>
          <table:table-cell table:style-name="Table11.D2" office:value-type="string">
            <text:p text:style-name="P153">The size in points. 14 is usually a good place to start.</text:p>
          </table:table-cell>
        </table:table-row>
      </table:table>
      <text:p text:style-name="P152">See the <text:a xlink:type="simple" xlink:href="https://qdl-lang.org/pdf/fonts.pdf" text:style-name="Internet_20_link" text:visited-style-name="Visited_20_Internet_20_Link">note on fonts.</text:a></text:p>
      <text:h text:style-name="P167" text:outline-level="2"><text:bookmark-start text:name="__RefHeading___Toc6841_66498657"/>home_dir<text:bookmark-end text:name="__RefHeading___Toc6841_66498657"/></text:h>
      <text:p text:style-name="P11">This is the root directory for this session. All relative files paths will be resolved against it.</text:p>
      <text:h text:style-name="Heading_20_2" text:outline-level="2"><text:bookmark-start text:name="__RefHeading___Toc6843_66498657"/><text:span text:style-name="T25">e</text:span>nv<text:bookmark-end text:name="__RefHeading___Toc6843_66498657"/></text:h>
      <text:p text:style-name="P11">This is the environment file. It is a standard java properties file and once the workspace is up and running, the contents can be seen by issuing </text:p>
      <text:p text:style-name="P11">)env</text:p>
      <text:p text:style-name="P129">Read up in the qdl workspace reference more about ho<text:span text:style-name="T66">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101"><text:span text:style-name="T29"><text:s/></text:span><text:span text:style-name="T30">Note that the home directory is set, so that the environment file is resolved against it, </text:span><text:span text:style-name="T31">viz., </text:span><text:span text:style-name="T32"><text:s/>the environment file, being relative (so it does not start with a “/” </text:span>)<text:span text:style-name="T31"> </text:span>is assumed to be at<text:span text:style-name="T31"> </text:span><text:span text:style-name="T33">/</text:span><text:span text:style-name="T45">home/ncsa/dev/qdl/etc/qdl.properties</text:span></text:p>
      <text:p text:style-name="P101"/>
      <text:p text:style-name="P10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LI" style:family="paragraph" style:parent-style-name="Preformatted_20_Text" style:next-style-name="Standard" style:master-page-name="">
      <loext:graphic-properties draw:fill="solid" draw:fill-color="#0000ff"/>
      <style:paragraph-properties style:page-number="auto" fo:background-color="#0000ff"/>
      <style:text-properties fo:color="#ffff00" loext:opacity="100%" fo:font-weight="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12T19:21:18.852947387</meta:creation-date>
    <dc:date>2025-06-07T16:04:28.035862383</dc:date>
    <meta:editing-duration>P58DT20H9M56S</meta:editing-duration>
    <meta:editing-cycles>83</meta:editing-cycles>
    <meta:generator>LibreOffice/24.2.7.2$Linux_X86_64 LibreOffice_project/420$Build-2</meta:generator>
    <meta:document-statistic meta:table-count="11" meta:image-count="0" meta:object-count="0" meta:page-count="14" meta:paragraph-count="525" meta:word-count="3740" meta:character-count="24281" meta:non-whitespace-character-count="19920"/>
  </office:meta>
</office:document-meta>
</file>